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F2" style:family="table-cell">
      <style:table-cell-properties fo:background-color="transparent" fo:padding="0.0382in" fo:border-left="none" fo:border-right="0.0007in solid #000000" fo:border-top="none"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8893*"/>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start" style:justify-single-word="false">
        <style:tab-stops>
          <style:tab-stop style:position="0.3299in"/>
        </style:tab-stops>
      </style:paragraph-properties>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2"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style:tab-stops>
          <style:tab-stop style:position="0.3299in"/>
        </style:tab-stops>
      </style:paragraph-properties>
    </style:style>
    <style:style style:name="P50" style:family="paragraph" style:parent-style-name="Text_20_body">
      <style:text-properties style:font-name="Arial2" fo:font-size="10pt" fo:font-weight="normal" style:font-size-asian="10pt" style:font-weight-asian="normal" style:font-size-complex="10pt" style:font-weight-complex="normal"/>
    </style:style>
    <style:style style:name="P51"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7" style:family="paragraph" style:parent-style-name="Text_20_body">
      <style:text-properties style:font-name="Courier New" fo:font-style="normal" fo:font-weight="bold" style:font-style-asian="normal" style:font-weight-asian="bold" style:font-style-complex="normal" style:font-weight-complex="bold"/>
    </style:style>
    <style:style style:name="P68"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fo:text-align="start" style:justify-single-word="false" fo:background-color="transparent">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2" style:family="paragraph" style:parent-style-name="Standard">
      <style:text-properties fo:font-style="italic" fo:font-weight="normal" style:font-style-asian="italic" style:font-weight-asian="normal" style:font-style-complex="italic" style:font-weight-complex="normal"/>
    </style:style>
    <style:style style:name="P93" style:family="paragraph" style:parent-style-name="Standard">
      <style:text-properties fo:font-style="italic" style:font-style-asian="italic" style:font-style-complex="italic"/>
    </style:style>
    <style:style style:name="P94" style:family="paragraph" style:parent-style-name="Standard">
      <style:paragraph-properties fo:text-align="center" style:justify-single-word="false"/>
      <style:text-properties fo:font-style="italic" style:font-style-asian="italic" style:font-style-complex="italic"/>
    </style:style>
    <style:style style:name="P95" style:family="paragraph" style:parent-style-name="Standard">
      <style:text-properties style:font-name="Courier New" fo:font-weight="bold" style:font-size-asian="10pt" style:font-weight-asian="bold" style:font-size-complex="10pt" style:font-weight-complex="bold"/>
    </style:style>
    <style:style style:name="P96" style:family="paragraph" style:parent-style-name="Standard">
      <style:text-properties style:font-name="Courier New" fo:font-weight="bold" style:font-weight-asian="bold" style:font-weight-complex="bold"/>
    </style:style>
    <style:style style:name="P97"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8"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paragraph-properties fo:text-align="center" style:justify-single-word="false"/>
    </style:style>
    <style:style style:name="P100" style:family="paragraph" style:parent-style-name="Standard">
      <style:paragraph-properties>
        <style:tab-stops>
          <style:tab-stop style:position="0.3299in"/>
        </style:tab-stops>
      </style:paragraph-properties>
    </style:style>
    <style:style style:name="P101" style:family="paragraph" style:parent-style-name="Standard">
      <style:text-properties fo:font-weight="normal" style:font-weight-asian="normal" style:font-weight-complex="normal"/>
    </style:style>
    <style:style style:name="P102"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3" style:family="paragraph" style:parent-style-name="Standard">
      <style:paragraph-properties>
        <style:tab-stops>
          <style:tab-stop style:position="0.9165in"/>
        </style:tab-stops>
      </style:paragraph-properties>
    </style:style>
    <style:style style:name="P104" style:family="paragraph" style:parent-style-name="Standard">
      <style:paragraph-properties>
        <style:tab-stops>
          <style:tab-stop style:position="0.9335in"/>
        </style:tab-stops>
      </style:paragraph-properties>
    </style:style>
    <style:style style:name="P105"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6" style:family="paragraph" style:parent-style-name="Standard">
      <style:paragraph-properties fo:text-align="center" style:justify-single-word="false"/>
      <style:text-properties style:font-name="Verdana2"/>
    </style:style>
    <style:style style:name="P107"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8" style:family="paragraph" style:parent-style-name="Text_20_body">
      <style:paragraph-properties fo:break-before="page"/>
    </style:style>
    <style:style style:name="P109"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0" style:family="paragraph" style:parent-style-name="Standard">
      <style:paragraph-properties fo:break-before="page"/>
    </style:style>
    <style:style style:name="P111" style:family="paragraph" style:parent-style-name="Text_20_body">
      <style:paragraph-properties fo:margin-left="0.4437in" fo:margin-right="0in" fo:margin-top="0.0783in" fo:margin-bottom="0.0783in" fo:text-indent="0in" style:auto-text-indent="false"/>
    </style:style>
    <style:style style:name="P112" style:family="paragraph" style:parent-style-name="Text_20_body">
      <style:paragraph-properties fo:margin-left="0.4437in" fo:margin-right="0in" fo:text-indent="0in" style:auto-text-indent="false"/>
    </style:style>
    <style:style style:name="P113"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4"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5"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6"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9"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2"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3"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5"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top="0.0783in" fo:margin-bottom="0.0783in"/>
    </style:style>
    <style:style style:name="P12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8" style:family="paragraph" style:parent-style-name="Standard">
      <style:paragraph-properties fo:margin-left="0.1654in" fo:margin-right="0.2335in" fo:text-indent="0in" style:auto-text-indent="false"/>
    </style:style>
    <style:style style:name="P129" style:family="paragraph" style:parent-style-name="Text_20_body">
      <style:paragraph-properties fo:margin-left="0.1654in" fo:margin-right="0.2335in" fo:text-indent="0in" style:auto-text-indent="false"/>
    </style:style>
    <style:style style:name="P130"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1"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2" style:family="paragraph" style:parent-style-name="Standard">
      <style:paragraph-properties fo:margin-left="-0.0083in" fo:margin-right="-0.0008in" fo:text-indent="0in" style:auto-text-indent="false">
        <style:tab-stops>
          <style:tab-stop style:position="5.7217in"/>
        </style:tab-stops>
      </style:paragraph-properties>
    </style:style>
    <style:style style:name="P133"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5"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9"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top="0in" fo:margin-bottom="0.1575in"/>
      <style:text-properties fo:font-weight="normal" style:font-weight-asian="normal" style:font-weight-complex="normal"/>
    </style:style>
    <style:style style:name="P142"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3" style:family="paragraph" style:parent-style-name="Text_20_body">
      <style:paragraph-properties fo:margin-left="0.0563in" fo:margin-right="0.0016in" fo:margin-top="0.0799in" fo:margin-bottom="0.0402in" fo:text-indent="0in" style:auto-text-indent="false"/>
    </style:style>
    <style:style style:name="P144" style:family="paragraph" style:parent-style-name="Text_20_body">
      <style:paragraph-properties fo:margin-left="0.0563in" fo:margin-right="0.0016in" fo:margin-top="0.0402in" fo:margin-bottom="0.0598in" fo:text-indent="0in" style:auto-text-indent="false"/>
    </style:style>
    <style:style style:name="P145" style:family="paragraph" style:parent-style-name="Text_20_body">
      <style:paragraph-properties fo:margin-left="0.0563in" fo:margin-right="0.0016in" fo:margin-top="0.0402in" fo:margin-bottom="0.0402in" fo:text-indent="0in" style:auto-text-indent="false"/>
    </style:style>
    <style:style style:name="P146" style:family="paragraph" style:parent-style-name="Text_20_body">
      <style:paragraph-properties fo:margin-left="0.0563in" fo:margin-right="0.0016in" fo:margin-top="0.0402in" fo:margin-bottom="0.0799in" fo:text-indent="0in" style:auto-text-indent="false"/>
    </style:style>
    <style:style style:name="P147"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8" style:family="paragraph" style:parent-style-name="Text_20_body">
      <style:paragraph-properties fo:margin-left="0.0311in" fo:margin-right="0.0016in" fo:margin-top="0.0402in" fo:margin-bottom="0.0402in" fo:text-indent="0in" style:auto-text-indent="false"/>
      <style:text-properties style:font-name="Arial2" fo:font-weight="normal" style:font-weight-asian="normal" style:font-weight-complex="normal"/>
    </style:style>
    <style:style style:name="P149"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0" style:family="paragraph" style:parent-style-name="Text_20_body" style:list-style-name="L1"/>
    <style:style style:name="P151" style:family="paragraph" style:parent-style-name="Text_20_body" style:list-style-name="L2"/>
    <style:style style:name="P152" style:family="paragraph" style:parent-style-name="Text_20_body" style:list-style-name="L2">
      <style:paragraph-properties>
        <style:tab-stops>
          <style:tab-stop style:position="4.5654in"/>
        </style:tab-stops>
      </style:paragraph-properties>
    </style:style>
    <style:style style:name="P153" style:family="paragraph" style:parent-style-name="Text_20_body" style:list-style-name="L2">
      <style:paragraph-properties>
        <style:tab-stops>
          <style:tab-stop style:position="4.4626in"/>
        </style:tab-stops>
      </style:paragraph-properties>
    </style:style>
    <style:style style:name="P154" style:family="paragraph" style:parent-style-name="Text_20_body" style:list-style-name="L2">
      <style:paragraph-properties>
        <style:tab-stops>
          <style:tab-stop style:position="2.5217in"/>
        </style:tab-stops>
      </style:paragraph-properties>
    </style:style>
    <style:style style:name="P155" style:family="paragraph" style:parent-style-name="Text_20_body" style:list-style-name="L2">
      <style:paragraph-properties>
        <style:tab-stops>
          <style:tab-stop style:position="3.9563in"/>
        </style:tab-stops>
      </style:paragraph-properties>
    </style:style>
    <style:style style:name="P156" style:family="paragraph" style:parent-style-name="Text_20_body" style:list-style-name="L4"/>
    <style:style style:name="P157" style:family="paragraph" style:parent-style-name="Text_20_body" style:list-style-name="L6"/>
    <style:style style:name="P158" style:family="paragraph" style:parent-style-name="Text_20_body" style:list-style-name="L7"/>
    <style:style style:name="P159"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0"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1"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2" style:family="paragraph" style:parent-style-name="Text_20_body" style:list-style-name="L2">
      <style:paragraph-properties fo:margin-top="0in" fo:margin-bottom="0.0783in">
        <style:tab-stops>
          <style:tab-stop style:position="4.5654in"/>
        </style:tab-stops>
      </style:paragraph-properties>
    </style:style>
    <style:style style:name="P163" style:family="paragraph" style:parent-style-name="Text_20_body" style:list-style-name="L2">
      <style:paragraph-properties fo:margin-top="0in" fo:margin-bottom="0.1575in">
        <style:tab-stops>
          <style:tab-stop style:position="4.5366in"/>
        </style:tab-stops>
      </style:paragraph-properties>
    </style:style>
    <style:style style:name="P164"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5" style:family="paragraph" style:parent-style-name="Text_20_body" style:list-style-name="L2">
      <style:paragraph-properties fo:margin-top="0.1575in" fo:margin-bottom="0.0783in"/>
    </style:style>
    <style:style style:name="P166"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67"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68"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69"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70" style:family="paragraph" style:parent-style-name="Appendix">
      <style:paragraph-properties fo:break-before="page"/>
    </style:style>
    <style:style style:name="P171" style:family="paragraph" style:parent-style-name="Appendix">
      <style:paragraph-properties fo:margin-left="0in" fo:margin-right="0in" fo:text-indent="0in" style:auto-text-indent="false" fo:break-before="page"/>
    </style:style>
    <style:style style:name="P172" style:family="paragraph" style:parent-style-name="Heading_20_3">
      <style:paragraph-properties fo:break-before="page"/>
    </style:style>
    <style:style style:name="P173" style:family="paragraph" style:parent-style-name="Heading_20_1">
      <style:paragraph-properties fo:break-before="page"/>
    </style:style>
    <style:style style:name="P174" style:family="paragraph" style:parent-style-name="Heading_20_1">
      <style:paragraph-properties fo:break-before="page"/>
      <style:text-properties fo:font-style="normal" style:font-style-asian="normal" style:font-style-complex="normal"/>
    </style:style>
    <style:style style:name="P175" style:family="paragraph" style:parent-style-name="Contents_20_Heading">
      <style:paragraph-properties fo:break-before="page"/>
    </style:style>
    <style:style style:name="P17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77"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78" style:family="paragraph" style:parent-style-name="Contents_20_3">
      <style:paragraph-properties>
        <style:tab-stops>
          <style:tab-stop style:position="7.1791in" style:type="right" style:leader-style="dotted" style:leader-text="."/>
        </style:tab-stops>
      </style:paragraph-properties>
    </style:style>
    <style:style style:name="P179" style:family="paragraph" style:parent-style-name="Heading_20_2">
      <style:text-properties style:font-name="Arial2" fo:font-size="10pt" style:font-size-asian="10pt" style:font-size-complex="10pt"/>
    </style:style>
    <style:style style:name="P180" style:family="paragraph" style:parent-style-name="Heading_20_2">
      <style:text-properties fo:font-style="normal" fo:font-weight="normal" style:font-style-asian="normal" style:font-weight-asian="normal" style:font-style-complex="normal" style:font-weight-complex="normal"/>
    </style:style>
    <style:style style:name="P181" style:family="paragraph" style:parent-style-name="Heading_20_2">
      <style:paragraph-properties fo:break-before="page"/>
    </style:style>
    <style:style style:name="P182" style:family="paragraph" style:parent-style-name="Standard" style:list-style-name="L2"/>
    <style:style style:name="P183" style:family="paragraph" style:parent-style-name="Standard" style:list-style-name="L5">
      <style:paragraph-properties fo:margin-top="0in" fo:margin-bottom="0.0783in"/>
    </style:style>
    <style:style style:name="P184" style:family="paragraph">
      <style:paragraph-properties fo:text-align="center"/>
    </style:style>
    <style:style style:name="P185"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6"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 fo:font-weight="bold" style:font-weight-asian="bold" style:font-weight-complex="bold"/>
    </style:style>
    <style:style style:name="T103" style:family="text">
      <style:text-properties style:font-name="Courier New" fo:font-weight="bold" style:font-name-asian="Courier New" style:font-weight-asian="bold" style:font-name-complex="Courier New" style:font-weight-complex="bold"/>
    </style:style>
    <style:style style:name="T104" style:family="text">
      <style:text-properties style:font-name="Courier New" fo:font-weight="bold" style:font-size-asian="10pt" style:font-weight-asian="bold" style:font-size-complex="10pt" style:font-weight-complex="bold"/>
    </style:style>
    <style:style style:name="T10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ize="10pt" fo:font-style="normal" fo:font-weight="bold" style:font-size-asian="10pt" style:font-weight-asian="bold" style:font-size-complex="10pt" style:font-weight-complex="bold"/>
    </style:style>
    <style:style style:name="T10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 fo:font-size="10pt" fo:font-weight="bold" style:font-size-asian="10pt" style:font-weight-asian="bold" style:font-size-complex="10pt" style:font-weight-complex="bold"/>
    </style:style>
    <style:style style:name="T109" style:family="text">
      <style:text-properties style:font-name="Courier New" fo:font-style="normal" fo:font-weight="bold" style:font-style-asian="normal" style:font-weight-asian="bold" style:font-style-complex="normal" style:font-weight-complex="bold"/>
    </style:style>
    <style:style style:name="T110"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1" style:family="text">
      <style:text-properties style:font-name="Courier New" fo:font-style="normal" style:font-style-asian="normal" style:font-style-complex="normal"/>
    </style:style>
    <style:style style:name="T112" style:family="text">
      <style:text-properties fo:color="#5c8526" style:font-name="Arial2" fo:font-weight="normal" style:font-size-asian="10pt" style:font-weight-asian="normal" style:font-size-complex="10pt" style:font-weight-complex="normal"/>
    </style:style>
    <style:style style:name="T113"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6" style:family="text">
      <style:text-properties fo:font-variant="normal" fo:text-transform="none"/>
    </style:style>
    <style:style style:name="T117" style:family="text">
      <style:text-properties fo:font-variant="normal" fo:text-transform="none" style:font-name="Arial2" fo:font-size="10pt" fo:font-weight="normal" style:font-size-asian="10pt" style:font-weight-asian="normal" style:font-size-complex="10pt" style:font-weight-complex="normal"/>
    </style:style>
    <style:style style:name="T118"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style:style>
    <style:style style:name="T120" style:family="text">
      <style:text-properties fo:color="#000000" style:font-name-complex="Arial2"/>
    </style:style>
    <style:style style:name="T121" style:family="text">
      <style:text-properties fo:color="#000000" style:font-name="Arial2" fo:font-size="10pt" style:font-size-asian="10pt" style:font-name-complex="Arial2" style:font-size-complex="10pt"/>
    </style:style>
    <style:style style:name="T122" style:family="text">
      <style:text-properties fo:color="#000000" style:font-name="Arial2" fo:font-size="10pt" fo:font-weight="bold" style:font-size-asian="10pt" style:font-weight-asian="bold" style:font-name-complex="Arial2" style:font-size-complex="10pt" style:font-weight-complex="bold"/>
    </style:style>
    <style:style style:name="T123"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4" style:family="text">
      <style:text-properties fo:color="#000000" style:font-name="Arial2" fo:font-size="10pt" style:text-underline-style="none" style:font-size-asian="10pt" style:font-name-complex="Arial2" style:font-size-complex="10pt"/>
    </style:style>
    <style:style style:name="T125" style:family="text">
      <style:text-properties fo:color="#000000" style:font-name="Arial2" style:font-size-asian="10pt" style:font-name-complex="Arial2" style:font-size-complex="10pt"/>
    </style:style>
    <style:style style:name="T126" style:family="text">
      <style:text-properties fo:color="#000000" style:font-name="Arial2" fo:font-size="8pt" style:font-size-asian="8pt" style:font-name-complex="Arial2" style:font-size-complex="8pt"/>
    </style:style>
    <style:style style:name="T127"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8" style:family="text">
      <style:text-properties fo:color="#008000"/>
    </style:style>
    <style:style style:name="T129" style:family="text">
      <style:text-properties fo:color="#008000" style:font-name-complex="Arial2"/>
    </style:style>
    <style:style style:name="T130" style:family="text">
      <style:text-properties fo:color="#008000" style:font-name="Arial2" fo:font-size="10pt" style:font-size-asian="10pt" style:font-name-complex="Arial2" style:font-size-complex="10pt"/>
    </style:style>
    <style:style style:name="T131" style:family="text">
      <style:text-properties fo:color="#008000" style:font-name="Arial2" fo:font-size="10pt" fo:font-weight="normal" style:font-size-asian="10pt" style:font-weight-asian="normal" style:font-name-complex="Arial2" style:font-size-complex="10pt" style:font-weight-complex="normal"/>
    </style:style>
    <style:style style:name="T132"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3" style:family="text">
      <style:text-properties fo:color="#008000" style:font-name="Arial2" style:font-size-asian="10pt" style:font-name-complex="Arial2" style:font-size-complex="10pt"/>
    </style:style>
    <style:style style:name="T134"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5" style:family="text">
      <style:text-properties fo:color="#008000" style:font-name="Arial2" fo:font-weight="normal" style:font-size-asian="10pt" style:font-weight-asian="normal" style:font-name-complex="Arial2" style:font-size-complex="10pt" style:font-weight-complex="normal"/>
    </style:style>
    <style:style style:name="T136" style:family="text">
      <style:text-properties fo:color="#008000" style:font-name-asian="Monospace" style:font-name-complex="Arial2"/>
    </style:style>
    <style:style style:name="T137"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8" style:family="text">
      <style:text-properties style:font-name="Verdana" fo:font-size="10pt" style:font-size-asian="12.0500001907349pt" style:font-size-complex="13.8000001907349pt"/>
    </style:style>
    <style:style style:name="T139" style:family="text">
      <style:text-properties style:font-name="Arial" style:font-name-asian="Arial" style:font-name-complex="Arial"/>
    </style:style>
    <style:style style:name="T140" style:family="text">
      <style:text-properties style:font-name="Arial" style:font-name-asian="DejaVu Sans" style:font-name-complex="DejaVu Sans"/>
    </style:style>
    <style:style style:name="T141" style:family="text">
      <style:text-properties style:font-name="Arial" fo:font-weight="bold" style:font-weight-asian="bold" style:font-weight-complex="bold"/>
    </style:style>
    <style:style style:name="T142" style:family="text">
      <style:text-properties style:font-name="Arial" fo:font-size="10pt" style:font-size-asian="10.5pt"/>
    </style:style>
    <style:style style:name="T143" style:family="text">
      <style:text-properties style:font-name="Arial" fo:font-size="10pt" fo:font-style="normal" fo:font-weight="normal" style:font-size-asian="10.5pt" style:font-weight-asian="normal" style:font-size-complex="10pt" style:font-weight-complex="normal"/>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text-properties style:font-name="Arial3" fo:font-style="italic" style:font-name-asian="Arial3" style:font-style-asian="italic" style:font-name-complex="Arial3" style:font-style-complex="italic"/>
    </style:style>
    <style:style style:name="T149" style:family="text"/>
    <style:style style:name="T150" style:family="text">
      <style:text-properties style:font-name="Electron" fo:font-size="28pt" fo:letter-spacing="0.0157in" fo:font-weight="normal" style:letter-kerning="false" style:font-size-asian="28pt" style:font-weight-asian="normal" style:font-size-complex="28pt" style:font-weight-complex="normal"/>
    </style:style>
    <style:style style:name="T151" style:family="text">
      <style:text-properties style:font-name="Arial2" fo:font-size="10pt" fo:font-style="italic" style:font-name-complex="Arial2" style:font-size-complex="10pt" style:font-style-complex="italic"/>
    </style:style>
    <style:style style:name="T152"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3"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85" svg:width="1.5213in" svg:height="0.4343in" draw:transform="rotate (-0.523598775599386) translate (6.46736111111111in -0.102083333333333in)" draw:corner-radius="0.0783in"><text:p text:style-name="P184"><text:span text:style-name="T150">DRAFT</text:span></text:p></draw:rect><draw:rect text:anchor-type="paragraph" draw:z-index="5" draw:style-name="gr3" draw:text-style-name="P184" svg:width="8.4996in" svg:height="11.0039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6">SKS (Secure Key Store)</text:p>
      <text:p text:style-name="P36">API and Architecture</text:p>
      <text:p text:style-name="P36"/>
      <text:p text:style-name="P36"/>
      <text:p text:style-name="P36"/>
      <text:p text:style-name="P36"/>
      <text:p text:style-name="P36"/>
      <text:p text:style-name="P36"/>
      <text:p text:style-name="P36"/>
      <text:p text:style-name="P36"/>
      <text:p text:style-name="P36"/>
      <text:p text:style-name="P86"/>
      <text:p text:style-name="P86"/>
      <text:p text:style-name="P86"/>
      <text:p text:style-name="P86"/>
      <text:p text:style-name="P86"><draw:frame text:anchor-type="paragraph" draw:z-index="4" draw:style-name="gr2" draw:text-style-name="P186" svg:width="6.3539in" svg:height="0.4122in" svg:x="0.6791in" svg:y="-0.0071in"><draw:text-box><text:p><text:span text:style-name="T151">Disclaimer</text:span><text:span text:style-name="T152">: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75">Table of Contents</text:p>
          </text:index-title>
          <text:h text:style-name="P176" text:outline-level="1"><text:a xlink:type="simple" xlink:href="#__RefHeading__15221_972012461" text:style-name="Internet_20_link" text:visited-style-name="Internet_20_link">1 <text:s/><text:tab/>Introduction<text:tab/>4</text:a></text:h>
          <text:h text:style-name="P176" text:outline-level="1"><text:a xlink:type="simple" xlink:href="#__RefHeading__249846_2109382754" text:style-name="Internet_20_link" text:visited-style-name="Internet_20_link">2 <text:s/><text:tab/>Core Functionality<text:tab/>4</text:a></text:h>
          <text:p text:style-name="P177"><text:a xlink:type="simple" xlink:href="#__RefHeading__15223_972012461" text:style-name="Internet_20_link" text:visited-style-name="Internet_20_link">2.1<text:tab/>Architecture<text:tab/>4</text:a></text:p>
          <text:p text:style-name="P177"><text:a xlink:type="simple" xlink:href="#__RefHeading__15225_972012461" text:style-name="Internet_20_link" text:visited-style-name="Internet_20_link">2.2<text:tab/>Provisioning API<text:tab/>4</text:a></text:p>
          <text:p text:style-name="P177"><text:a xlink:type="simple" xlink:href="#__RefHeading__15229_972012461" text:style-name="Internet_20_link" text:visited-style-name="Internet_20_link">2.3<text:tab/>User API<text:tab/>5</text:a></text:p>
          <text:p text:style-name="P177"><text:a xlink:type="simple" xlink:href="#__RefHeading__15231_972012461" text:style-name="Internet_20_link" text:visited-style-name="Internet_20_link">2.4<text:tab/>Security Model<text:tab/>5</text:a></text:p>
          <text:p text:style-name="P177"><text:a xlink:type="simple" xlink:href="#__RefHeading__15233_972012461" text:style-name="Internet_20_link" text:visited-style-name="Internet_20_link">2.5<text:tab/>Transaction Based Operation<text:tab/>5</text:a></text:p>
          <text:p text:style-name="P177"><text:a xlink:type="simple" xlink:href="#__RefHeading__32884_823033893" text:style-name="Internet_20_link" text:visited-style-name="Internet_20_link">2.6<text:tab/>Privacy Enabled Provisioning<text:tab/>6</text:a></text:p>
          <text:p text:style-name="P177"><text:a xlink:type="simple" xlink:href="#__RefHeading__16753_976989119" text:style-name="Internet_20_link" text:visited-style-name="Internet_20_link">2.7<text:tab/>Device ID<text:tab/>6</text:a></text:p>
          <text:p text:style-name="P177"><text:a xlink:type="simple" xlink:href="#__RefHeading__177013_2109382754" text:style-name="Internet_20_link" text:visited-style-name="Internet_20_link">2.8<text:tab/>Backward Compatibility<text:tab/>6</text:a></text:p>
          <text:h text:style-name="P176" text:outline-level="1"><text:a xlink:type="simple" xlink:href="#__RefHeading__15235_972012461" text:style-name="Internet_20_link" text:visited-style-name="Internet_20_link">3 <text:s/><text:tab/>Objects<text:tab/>7</text:a></text:h>
          <text:p text:style-name="P177"><text:a xlink:type="simple" xlink:href="#__RefHeading__15237_972012461" text:style-name="Internet_20_link" text:visited-style-name="Internet_20_link">3.1<text:tab/>Key Entries<text:tab/>7</text:a></text:p>
          <text:p text:style-name="P177"><text:a xlink:type="simple" xlink:href="#__RefHeading__15239_972012461" text:style-name="Internet_20_link" text:visited-style-name="Internet_20_link">3.2<text:tab/>Key Protection Objects<text:tab/>8</text:a></text:p>
          <text:p text:style-name="P177"><text:a xlink:type="simple" xlink:href="#__RefHeading__15241_972012461" text:style-name="Internet_20_link" text:visited-style-name="Internet_20_link">3.3<text:tab/>Provisioning Objects<text:tab/>8</text:a></text:p>
          <text:h text:style-name="P176" text:outline-level="1"><text:a xlink:type="simple" xlink:href="#__RefHeading__15243_972012461" text:style-name="Internet_20_link" text:visited-style-name="Internet_20_link">4 <text:s/><text:tab/>Algorithm Support<text:tab/>9</text:a></text:h>
          <text:h text:style-name="P176" text:outline-level="1"><text:a xlink:type="simple" xlink:href="#__RefHeading__15245_972012461" text:style-name="Internet_20_link" text:visited-style-name="Internet_20_link">5 <text:s/><text:tab/>Key Protection Attributes<text:tab/>10</text:a></text:h>
          <text:p text:style-name="P177"><text:a xlink:type="simple" xlink:href="#__RefHeading__15247_972012461" text:style-name="Internet_20_link" text:visited-style-name="Internet_20_link">5.1<text:tab/>Key Export<text:tab/>10</text:a></text:p>
          <text:p text:style-name="P177"><text:a xlink:type="simple" xlink:href="#__RefHeading__15249_972012461" text:style-name="Internet_20_link" text:visited-style-name="Internet_20_link">5.2<text:tab/>Key Delete<text:tab/>10</text:a></text:p>
          <text:p text:style-name="P177"><text:a xlink:type="simple" xlink:href="#__RefHeading__15251_972012461" text:style-name="Internet_20_link" text:visited-style-name="Internet_20_link">5.3<text:tab/>PIN Input Methods<text:tab/>11</text:a></text:p>
          <text:p text:style-name="P177"><text:a xlink:type="simple" xlink:href="#__RefHeading__15253_972012461" text:style-name="Internet_20_link" text:visited-style-name="Internet_20_link">5.4<text:tab/>PIN Patterns<text:tab/>11</text:a></text:p>
          <text:p text:style-name="P177"><text:a xlink:type="simple" xlink:href="#__RefHeading__15255_972012461" text:style-name="Internet_20_link" text:visited-style-name="Internet_20_link">5.5<text:tab/>PIN and PUK Formats<text:tab/>11</text:a></text:p>
          <text:p text:style-name="P177"><text:a xlink:type="simple" xlink:href="#__RefHeading__15257_972012461" text:style-name="Internet_20_link" text:visited-style-name="Internet_20_link">5.6<text:tab/>PIN Grouping<text:tab/>12</text:a></text:p>
          <text:p text:style-name="P177"><text:a xlink:type="simple" xlink:href="#__RefHeading__15259_972012461" text:style-name="Internet_20_link" text:visited-style-name="Internet_20_link">5.7<text:tab/>Key Application Usage<text:tab/>12</text:a></text:p>
          <text:p text:style-name="P177"><text:a xlink:type="simple" xlink:href="#__RefHeading__15261_972012461" text:style-name="Internet_20_link" text:visited-style-name="Internet_20_link">5.8<text:tab/>Biometric Protection<text:tab/>13</text:a></text:p>
          <text:h text:style-name="P176" text:outline-level="1"><text:a xlink:type="simple" xlink:href="#__RefHeading__797652_2146041088" text:style-name="Internet_20_link" text:visited-style-name="Internet_20_link">6 <text:s/><text:tab/>Session Security Mechanisms<text:tab/>14</text:a></text:h>
          <text:p text:style-name="P177"><text:a xlink:type="simple" xlink:href="#__RefHeading__15339_972012461" text:style-name="Internet_20_link" text:visited-style-name="Internet_20_link">6.1<text:tab/>Encrypted Data<text:tab/>14</text:a></text:p>
          <text:p text:style-name="P177"><text:a xlink:type="simple" xlink:href="#__RefHeading__15341_972012461" text:style-name="Internet_20_link" text:visited-style-name="Internet_20_link">6.2<text:tab/>MAC Operations<text:tab/>14</text:a></text:p>
          <text:p text:style-name="P177"><text:a xlink:type="simple" xlink:href="#__RefHeading__15343_972012461" text:style-name="Internet_20_link" text:visited-style-name="Internet_20_link">6.3<text:tab/>Attestations<text:tab/>14</text:a></text:p>
          <text:p text:style-name="P177"><text:a xlink:type="simple" xlink:href="#__RefHeading__15345_972012461" text:style-name="Internet_20_link" text:visited-style-name="Internet_20_link">6.4<text:tab/>Target Key Reference<text:tab/>14</text:a></text:p>
          <text:h text:style-name="P176" text:outline-level="1"><text:a xlink:type="simple" xlink:href="#__RefHeading__135131_2109382754" text:style-name="Internet_20_link" text:visited-style-name="Internet_20_link">7 <text:s/><text:tab/>Detailed Operation<text:tab/>15</text:a></text:h>
          <text:p text:style-name="P177"><text:a xlink:type="simple" xlink:href="#__RefHeading__15263_972012461" text:style-name="Internet_20_link" text:visited-style-name="Internet_20_link">7.1<text:tab/>Data Types<text:tab/>15</text:a></text:p>
          <text:p text:style-name="P177"><text:a xlink:type="simple" xlink:href="#__RefHeading__15267_972012461" text:style-name="Internet_20_link" text:visited-style-name="Internet_20_link">7.2<text:tab/>Return Values<text:tab/>16</text:a></text:p>
          <text:p text:style-name="P177"><text:a xlink:type="simple" xlink:href="#__RefHeading__15269_972012461" text:style-name="Internet_20_link" text:visited-style-name="Internet_20_link">7.3<text:tab/>Error Codes<text:tab/>16</text:a></text:p>
          <text:p text:style-name="P177"><text:a xlink:type="simple" xlink:href="#__RefHeading__135133_2109382754" text:style-name="Internet_20_link" text:visited-style-name="Internet_20_link">7.4<text:tab/>Method List<text:tab/>16</text:a></text:p>
          <text:p text:style-name="P178"><text:a xlink:type="simple" xlink:href="#__RefHeading__15271_972012461" text:style-name="Internet_20_link" text:visited-style-name="Internet_20_link">getDeviceInfo [1]<text:tab/>17</text:a></text:p>
          <text:p text:style-name="P178"><text:a xlink:type="simple" xlink:href="#__RefHeading__15273_972012461" text:style-name="Internet_20_link" text:visited-style-name="Internet_20_link">createProvisioningSession [2]<text:tab/>19</text:a></text:p>
          <text:p text:style-name="P178"><text:a xlink:type="simple" xlink:href="#__RefHeading__15275_972012461" text:style-name="Internet_20_link" text:visited-style-name="Internet_20_link">closeProvisioningSession [3]<text:tab/>25</text:a></text:p>
          <text:p text:style-name="P178"><text:a xlink:type="simple" xlink:href="#__RefHeading__15277_972012461" text:style-name="Internet_20_link" text:visited-style-name="Internet_20_link">enumerateProvisioningSessions [4]<text:tab/>26</text:a></text:p>
          <text:p text:style-name="P178"><text:a xlink:type="simple" xlink:href="#__RefHeading__15279_972012461" text:style-name="Internet_20_link" text:visited-style-name="Internet_20_link">abortProvisioningSession [5]<text:tab/>27</text:a></text:p>
          <text:p text:style-name="P178"><text:soft-page-break/><text:a xlink:type="simple" xlink:href="#__RefHeading__15281_972012461" text:style-name="Internet_20_link" text:visited-style-name="Internet_20_link">signProvisioningSessionData [6]<text:tab/>28</text:a></text:p>
          <text:p text:style-name="P178"><text:a xlink:type="simple" xlink:href="#__RefHeading__15283_972012461" text:style-name="Internet_20_link" text:visited-style-name="Internet_20_link">createPUKPolicy [7]<text:tab/>29</text:a></text:p>
          <text:p text:style-name="P178"><text:a xlink:type="simple" xlink:href="#__RefHeading__15285_972012461" text:style-name="Internet_20_link" text:visited-style-name="Internet_20_link">createPINPolicy [8]<text:tab/>30</text:a></text:p>
          <text:p text:style-name="P178"><text:a xlink:type="simple" xlink:href="#__RefHeading__15287_972012461" text:style-name="Internet_20_link" text:visited-style-name="Internet_20_link">createKeyEntry [9]<text:tab/>31</text:a></text:p>
          <text:p text:style-name="P178"><text:a xlink:type="simple" xlink:href="#__RefHeading__15289_972012461" text:style-name="Internet_20_link" text:visited-style-name="Internet_20_link">getKeyHandle [10]<text:tab/>35</text:a></text:p>
          <text:p text:style-name="P178"><text:a xlink:type="simple" xlink:href="#__RefHeading__15291_972012461" text:style-name="Internet_20_link" text:visited-style-name="Internet_20_link">setCertificatePath [11]<text:tab/>36</text:a></text:p>
          <text:p text:style-name="P178"><text:a xlink:type="simple" xlink:href="#__RefHeading__15293_972012461" text:style-name="Internet_20_link" text:visited-style-name="Internet_20_link">setSymmetricKey [12]<text:tab/>38</text:a></text:p>
          <text:p text:style-name="P178"><text:a xlink:type="simple" xlink:href="#__RefHeading__15295_972012461" text:style-name="Internet_20_link" text:visited-style-name="Internet_20_link">addExtension [13]<text:tab/>40</text:a></text:p>
          <text:p text:style-name="P178"><text:a xlink:type="simple" xlink:href="#__RefHeading__15297_972012461" text:style-name="Internet_20_link" text:visited-style-name="Internet_20_link">restorePrivateKey [14]<text:tab/>43</text:a></text:p>
          <text:p text:style-name="P178"><text:a xlink:type="simple" xlink:href="#__RefHeading__15299_972012461" text:style-name="Internet_20_link" text:visited-style-name="Internet_20_link">pp_deleteKey [50]<text:tab/>44</text:a></text:p>
          <text:p text:style-name="P178"><text:a xlink:type="simple" xlink:href="#__RefHeading__15301_972012461" text:style-name="Internet_20_link" text:visited-style-name="Internet_20_link">pp_unlockKey [51]<text:tab/>46</text:a></text:p>
          <text:p text:style-name="P178"><text:a xlink:type="simple" xlink:href="#__RefHeading__15303_972012461" text:style-name="Internet_20_link" text:visited-style-name="Internet_20_link">pp_updateKey [52]<text:tab/>47</text:a></text:p>
          <text:p text:style-name="P178"><text:a xlink:type="simple" xlink:href="#__RefHeading__15305_972012461" text:style-name="Internet_20_link" text:visited-style-name="Internet_20_link">pp_cloneKeyProtection [53]<text:tab/>48</text:a></text:p>
          <text:p text:style-name="P178"><text:a xlink:type="simple" xlink:href="#__RefHeading__15307_972012461" text:style-name="Internet_20_link" text:visited-style-name="Internet_20_link">enumerateKeys [70]<text:tab/>49</text:a></text:p>
          <text:p text:style-name="P178"><text:a xlink:type="simple" xlink:href="#__RefHeading__15309_972012461" text:style-name="Internet_20_link" text:visited-style-name="Internet_20_link">getKeyAttributes [71]<text:tab/>50</text:a></text:p>
          <text:p text:style-name="P178"><text:a xlink:type="simple" xlink:href="#__RefHeading__15311_972012461" text:style-name="Internet_20_link" text:visited-style-name="Internet_20_link">getKeyProtectionInfo [72]<text:tab/>51</text:a></text:p>
          <text:p text:style-name="P178"><text:a xlink:type="simple" xlink:href="#__RefHeading__15313_972012461" text:style-name="Internet_20_link" text:visited-style-name="Internet_20_link">getExtension [73]<text:tab/>53</text:a></text:p>
          <text:p text:style-name="P178"><text:a xlink:type="simple" xlink:href="#__RefHeading__15315_972012461" text:style-name="Internet_20_link" text:visited-style-name="Internet_20_link">setProperty [74]<text:tab/>54</text:a></text:p>
          <text:p text:style-name="P178"><text:a xlink:type="simple" xlink:href="#__RefHeading__15317_972012461" text:style-name="Internet_20_link" text:visited-style-name="Internet_20_link">deleteKey [80]<text:tab/>55</text:a></text:p>
          <text:p text:style-name="P178"><text:a xlink:type="simple" xlink:href="#__RefHeading__15319_972012461" text:style-name="Internet_20_link" text:visited-style-name="Internet_20_link">exportKey [81]<text:tab/>56</text:a></text:p>
          <text:p text:style-name="P178"><text:a xlink:type="simple" xlink:href="#__RefHeading__15321_972012461" text:style-name="Internet_20_link" text:visited-style-name="Internet_20_link">unlockKey [82]<text:tab/>57</text:a></text:p>
          <text:p text:style-name="P178"><text:a xlink:type="simple" xlink:href="#__RefHeading__15323_972012461" text:style-name="Internet_20_link" text:visited-style-name="Internet_20_link">changePIN [83]<text:tab/>58</text:a></text:p>
          <text:p text:style-name="P178"><text:a xlink:type="simple" xlink:href="#__RefHeading__15325_972012461" text:style-name="Internet_20_link" text:visited-style-name="Internet_20_link">setPIN [84]<text:tab/>59</text:a></text:p>
          <text:p text:style-name="P178"><text:a xlink:type="simple" xlink:href="#__RefHeading__15327_972012461" text:style-name="Internet_20_link" text:visited-style-name="Internet_20_link">signHashedData [100]<text:tab/>60</text:a></text:p>
          <text:p text:style-name="P178"><text:a xlink:type="simple" xlink:href="#__RefHeading__15329_972012461" text:style-name="Internet_20_link" text:visited-style-name="Internet_20_link">asymmetricKeyDecrypt [101]<text:tab/>61</text:a></text:p>
          <text:p text:style-name="P178"><text:a xlink:type="simple" xlink:href="#__RefHeading__15331_972012461" text:style-name="Internet_20_link" text:visited-style-name="Internet_20_link">keyAgreement [102]<text:tab/>62</text:a></text:p>
          <text:p text:style-name="P178"><text:a xlink:type="simple" xlink:href="#__RefHeading__15333_972012461" text:style-name="Internet_20_link" text:visited-style-name="Internet_20_link">performHMAC [103]<text:tab/>63</text:a></text:p>
          <text:p text:style-name="P178"><text:a xlink:type="simple" xlink:href="#__RefHeading__15335_972012461" text:style-name="Internet_20_link" text:visited-style-name="Internet_20_link">symmetricKeyEncrypt [104]<text:tab/>64</text:a></text:p>
          <text:p text:style-name="P178"><text:a xlink:type="simple" xlink:href="#__RefHeading__66069_594490513" text:style-name="Internet_20_link" text:visited-style-name="Internet_20_link">updateFirmware [110]<text:tab/>65</text:a></text:p>
          <text:p text:style-name="P169"><text:a xlink:type="simple" xlink:href="#__RefHeading__207023_2146041088" text:style-name="Internet_20_link" text:visited-style-name="Internet_20_link">Appendix A. <text:tab/>KeyGen2 Proxy<text:tab/>66</text:a></text:p>
          <text:p text:style-name="P169"><text:a xlink:type="simple" xlink:href="#__RefHeading__15347_972012461" text:style-name="Internet_20_link" text:visited-style-name="Internet_20_link">Appendix B. <text:tab/>Sample Session<text:tab/>67</text:a></text:p>
          <text:p text:style-name="P169"><text:a xlink:type="simple" xlink:href="#__RefHeading__15349_972012461" text:style-name="Internet_20_link" text:visited-style-name="Internet_20_link">Appendix C. <text:tab/>Reference Implementation<text:tab/>67</text:a></text:p>
          <text:p text:style-name="P169"><text:a xlink:type="simple" xlink:href="#__RefHeading__15351_972012461" text:style-name="Internet_20_link" text:visited-style-name="Internet_20_link">Appendix D. <text:tab/>Remote Key Lookup<text:tab/>68</text:a></text:p>
          <text:p text:style-name="P169"><text:a xlink:type="simple" xlink:href="#__RefHeading__15353_972012461" text:style-name="Internet_20_link" text:visited-style-name="Internet_20_link">Appendix E. <text:tab/>Security Considerations<text:tab/>69</text:a></text:p>
          <text:p text:style-name="P169"><text:a xlink:type="simple" xlink:href="#__RefHeading__15355_972012461" text:style-name="Internet_20_link" text:visited-style-name="Internet_20_link">Appendix F. <text:tab/>Intellectual Property Rights<text:tab/>69</text:a></text:p>
          <text:p text:style-name="P169"><text:a xlink:type="simple" xlink:href="#__RefHeading__15357_972012461" text:style-name="Internet_20_link" text:visited-style-name="Internet_20_link">Appendix G. <text:tab/>References<text:tab/>70</text:a></text:p>
          <text:p text:style-name="P169"><text:a xlink:type="simple" xlink:href="#__RefHeading__15359_972012461" text:style-name="Internet_20_link" text:visited-style-name="Internet_20_link">Appendix H. <text:tab/>Acknowledgments<text:tab/>72</text:a></text:p>
          <text:p text:style-name="P169"><text:a xlink:type="simple" xlink:href="#__RefHeading__15361_972012461" text:style-name="Internet_20_link" text:visited-style-name="Internet_20_link">Appendix I. <text:tab/>Author<text:tab/>72</text:a></text:p>
          <text:p text:style-name="P169"><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73"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48">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which is more or less a prerequisite for large-scale,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1"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8">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8">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8">If another User API is used the only requirement is that the key objects created by the provisioning API, are compatible with the former.</text:p>
      <text:p text:style-name="P38"/>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49">Ideally an SKS container should be able dealing with power-failures regardless when they occur.</text:p>
      <text:h text:style-name="P181"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9">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9"/>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s/>See next section. <text:s/></text:p>
      <text:p text:style-name="P49"/>
      <text:p text:style-name="P49"/>
      <text:h text:style-name="P173" text:outline-level="1"><text:bookmark text:name="__RefHeading__15235_972012461"/>Objects<text:bookmark-end text:name="__RefHeading__15235_972012461"/></text:h>
      <text:p text:style-name="P38">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8">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8"/>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3"/>
      <text:p text:style-name="Text_20_body"><text:span text:style-name="T91">Note that key management operations always involve an entire key entry; </text:span><text:span text:style-name="T2">individual elements cannot be managed</text:span><text:span text:style-name="T91">.</text:span></text:p>
      <text:h text:style-name="P181"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8"><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73"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8"><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1">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1">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1">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1">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1">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1">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41"/>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74"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60"/>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41"/>
      <text:p text:style-name="P59">Also see <text:span text:style-name="CrossRef"><text:reference-ref text:reference-format="text" text:ref-name="deletekey">deleteKey</text:reference-ref></text:span>.</text:p>
      <text:p text:style-name="P49"/>
      <text:h text:style-name="P181"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1"/>
      <text:p text:style-name="P42">Note that this policy attribute requires that the middleware is “cooperative” to be enforced.</text:p>
      <text:p text:style-name="P42"/>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2">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41"/>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41">For organizations having very strict or unusual requirements on PIN patterns, it is <text:span text:style-name="T50">recommended</text:span> letting the user define PINs during enrollment in a web application and then deploy issuer-set PIN codes during provisioning.</text:p>
      <text:p text:style-name="P41"/>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1"/>
      <text:p text:style-name="P29">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1"> <text:s/></text:span><text:span text:style-name="T81">Length of the clear-text binary value </text:span><text:span text:style-name="T84">must not</text:span><text:span text:style-name="T81">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81"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1"/>
      <text:p text:style-name="P38">Note that keys having a <text:span text:style-name="T27">shared</text:span> PIN groping attribute <text:span text:style-name="T50">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8"/>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1"/>
      <text:p text:style-name="P41">Enforcement of <text:span text:style-name="CrossRef"><text:reference-ref text:reference-format="text" text:ref-name="keyusage.attr">AppUsage</text:reference-ref></text:span> is up to each <text:span text:style-name="T2">application</text:span> to perform.</text:p>
      <text:p text:style-name="P41">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1">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101"/>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81"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9"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8"><text:reference-ref text:reference-format="text" text:ref-name="user.api">User API</text:reference-ref></text:span></text:span><text:span text:style-name="T55"> methods like </text:span><text:span text:style-name="CrossRef"><text:span text:style-name="T138"><text:reference-ref text:reference-format="text" text:ref-name="signdata">signHashedData</text:reference-ref></text:span></text:span><text:span text:style-name="T55">.</text:span></text:p>
      <text:h text:style-name="P17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09">"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80"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37675544" text:style-name="L1">
        <text:list-item>
          <text:p text:style-name="P150"><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50"><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50">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50"><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50"><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p text:style-name="P52"/>
      <text:h text:style-name="P173" text:outline-level="1"><text:bookmark text:name="__RefHeading__135131_2109382754"/>Detailed Operation<text:bookmark-end text:name="__RefHeading__135131_2109382754"/></text:h>
      <text:p text:style-name="P49">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81"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9"/>
      <text:h text:style-name="Heading_20_2" text:outline-level="2"><text:bookmark text:name="__RefHeading__135133_2109382754"/><text:reference-mark-start text:name="method.list"/>Method List<text:bookmark-end text:name="__RefHeading__135133_2109382754"/><text:reference-mark-end text:name="method.list"/></text:h>
      <text:p text:style-name="P141">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9">≥</text:span><text:span text:style-name="T140"> 100.</text:span></text:p>
      <table:table table:name="Table82" table:style-name="Table82">
        <table:table-column table:style-name="Table82.A"/>
        <table:table-row>
          <table:table-cell table:style-name="Table82.A1" office:value-type="string">
            <text:p text:style-name="P142">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39"/>
      <text:p text:style-name="P140">Note that a <text:span text:style-name="T108">KeyHandle</text:span> in this specification always refers to a <text:span text:style-name="T2">key entry</text:span>. <text:s/>See <text:span text:style-name="CrossRef"><text:span text:style-name="T138"><text:reference-ref text:reference-format="text" text:ref-name="key.entries">Key Entries</text:reference-ref></text:span></text:span>.</text:p>
      <text:h text:style-name="P172"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4">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4"><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5">Non-zero value holding the number of <text:span text:style-name="T102">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08">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row table:style-name="Table49.2">
          <table:table-cell table:style-name="Table49.A2" office:value-type="string">
            <text:p text:style-name="P17">ConnectionPort</text:p>
          </table:table-cell>
          <table:table-cell table:style-name="Table49.A2" office:value-type="string">
            <text:p text:style-name="P3">string</text:p>
          </table:table-cell>
          <table:table-cell table:style-name="Table49.C2" office:value-type="string">
            <text:p text:style-name="Standard">Tells which port the SKS is connected to. <text:s/>See <text:span text:style-name="CrossRef"><text:reference-ref text:reference-format="text" text:ref-name="conn.port">ConnectionPort</text:reference-ref></text:span></text:p>
          </table:table-cell>
        </table:table-row>
      </table:table>
      <text:p text:style-name="P49"/>
      <text:p text:style-name="P49"><text:span text:style-name="T109">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7">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8">For EC key generation see <text:span text:style-name="CrossRef"><text:reference-ref text:reference-format="text" text:ref-name="elliptic.curves">Elliptic Curves</text:reference-ref></text:span>.</text:p>
      <text:p text:style-name="P41"/>
      <text:p text:style-name="P102"/>
      <text:p text:style-name="P102"/>
      <text:p text:style-name="P107">Continued on the next page...</text:p>
      <text:p text:style-name="P108"><text:reference-mark-start text:name="dev.type"/><text:span text:style-name="T110">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Standard"/>
      <text:p text:style-name="P17"/>
      <text:p text:style-name="Text_20_body"><text:reference-mark-start text:name="conn.port"/><text:span text:style-name="T102">ConnectionPort</text:span><text:reference-mark-end text:name="conn.port"/> holds a system-dependent string telling which logical or physical port the SKS is connected to. <text:s/>This information is usually <text:span text:style-name="T2">not</text:span> gathered from the SKS device itself, but from the calling environment. <text:s/>Suitable strings include “USB:4”, “COM3”, “TCP:192.168.0.45”, “/dev/term3”, “PCI:2”, “Embedded”, “SIM”, “http://net-hsm/sks”.</text:p>
      <text:h text:style-name="P172"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88"> </text:span>]</text:p>
          </table:table-cell>
          <table:table-cell table:style-name="Table1.C2" office:value-type="string">
            <text:p text:style-name="P29"><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1"><text:reference-ref text:reference-format="text" text:ref-name="sess.life.time">SessionLifeTime</text:reference-ref></text:span></text:span></text:p>
          </table:table-cell>
        </table:table-row>
        <table:table-row table:style-name="Table1.2">
          <table:table-cell table:style-name="Table1.A2" office:value-type="string">
            <text:p text:style-name="P97">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9"/>
      <text:p text:style-name="P49"><text:span text:style-name="T109">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41"/>
      <text:p text:style-name="P102"/>
      <text:p text:style-name="P41"/>
      <text:p text:style-name="P41"/>
      <text:p text:style-name="P92">Continued on the next page...</text:p>
      <text:p text:style-name="P92"/>
      <text:p text:style-name="P110">Shown below is the mandatory to support<text:span text:style-name="T123">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7687742" text:style-name="L2">
              <text:list-item>
                <text:p text:style-name="P159">Generate a for this SKS <text:span text:style-name="T2">unique</text:span> <text:span text:style-name="T102">ClientSessionID</text:span></text:p>
              </text:list-item>
              <text:list-item>
                <text:p text:style-name="P152">Output <text:span text:style-name="T102">ClientSessionID</text:span></text:p>
              </text:list-item>
              <text:list-item>
                <text:p text:style-name="P152">Generate an <text:span text:style-name="T2">ephemeral</text:span> ECDH key-pair <text:span text:style-name="T102">EKP</text:span> using <text:span text:style-name="T2">the same named curve</text:span> as <text:span text:style-name="T102">ServerEphemeralKey</text:span></text:p>
              </text:list-item>
              <text:list-item>
                <text:p text:style-name="P151">Output <text:span text:style-name="T108">ClientEphemeralKey</text:span> = <text:span text:style-name="T110">EKP.PublicKey</text:span></text:p>
              </text:list-item>
              <text:list-item>
                <text:p text:style-name="P152">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53">Define internal variable: byte[32] <text:reference-mark-start text:name="sess.key"/><text:span text:style-name="T102">SessionKey</text:span><text:reference-mark-end text:name="sess.key"/></text:p>
              </text:list-item>
              <text:list-item>
                <text:p text:style-name="P154">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2">//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55"><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2">//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62">Define internal variable: short <text:reference-mark-start text:name="mac.seq.cnt"/><text:span text:style-name="T102">MACSequenceCounter</text:span><text:reference-mark-end text:name="mac.seq.cnt"/> and set it to <text:span text:style-name="T2">zero</text:span></text:p>
              </text:list-item>
              <text:list-item>
                <text:p text:style-name="P162"><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63">Output <text:span text:style-name="T102">ProvisioningHandle</text:span></text:p>
              </text:list-item>
            </text:list>
            <text:p text:style-name="P127"><text:span text:style-name="T74">Note that individual elements featured in the </text:span><text:span text:style-name="T80">argument</text:span><text:span text:style-name="T74"> (e.g. </text:span><text:span text:style-name="T109">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3"/>
      <text:p text:style-name="Text_20_body"><text:span text:style-name="T91">Creation of a session key is an </text:span><text:span text:style-name="T2">atomic</text:span><text:span text:style-name="T91"> operation.</text:span></text:p>
      <text:p text:style-name="P100"/>
      <text:p text:style-name="P41"/>
      <text:p text:style-name="P41"/>
      <text:p text:style-name="P41"/>
      <text:p text:style-name="P48">Continued on the next page...</text:p>
      <text:p text:style-name="P109">Remarks</text:p>
      <text:p text:style-name="P43">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3">An SKS <text:span text:style-name="T50">should</text:span> only constrain the number of simultaneous sessions due to lack of storage.</text:p>
      <text:p text:style-name="P43">A provisioning session <text:span text:style-name="T50">should not</text:span> be terminated due to power down of an SKS.</text:p>
      <text:p text:style-name="Text_20_body"><text:span text:style-name="T105">Algorithm</text:span><text:span text:style-name="T91"> defines the creation of </text:span><text:span text:style-name="T110">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0">ServerEphemeralKey</text:span><text:reference-mark-end text:name="iisuer.puk.key"/><text:span text:style-name="T91"> and </text:span><text:reference-mark-start text:name="client.pub.key"/><text:span text:style-name="T109">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09">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09">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It is </text:span><text:span text:style-name="T93">recommended</text:span><text:span text:style-name="T91"> setting </text:span><text:reference-mark-start text:name="sess.life.time"/><text:span text:style-name="T109">SessionLifeTime</text:span><text:reference-mark-end text:name="sess.life.time"/><text:span text:style-name="T91"> as low as possible to enable efficient automatic “cleanup” of possible aborted provisioning sessions.</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0">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0">SessionKey</text:span><text:span text:style-name="T91"> operations</text:span>.</text:p>
      <text:p text:style-name="Text_20_body"><text:span text:style-name="T91">A </text:span><text:reference-mark-start text:name="key.mgr.key"/><text:span text:style-name="T109">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09">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92">Continued on the next page...</text:p>
      <text:p text:style-name="P93"/>
      <text:p text:style-name="P110">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8183742" text:continue-numbering="true" text:style-name="L2">
              <text:list-item>
                <text:p text:style-name="P165">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62">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64"><text:span text:style-name="T2">VerifySignature</text:span><text:span text:style-name="T93"> </text:span><text:span text:style-name="T81">(</text:span><text:span text:style-name="CrossRef"><text:reference-ref text:reference-format="text" text:ref-name="devcert">Device Certificate</text:reference-ref></text:span><text:span text:style-name="T109">.PublicKey</text:span><text:span text:style-name="T81">,<text:tab/></text:span><text:span text:style-name="T114">// Received</text:span><text:span text:style-name="T81"><text:line-break/> <text:s text:c="5"/></text:span><text:span text:style-name="T82"><text:s/></text:span><text:span text:style-name="T81"><text:s text:c="20"/></text:span><text:span text:style-name="T108">Attestation</text:span><text:span text:style-name="T65">,<text:tab/><text:tab/></text:span><text:span text:style-name="T114">//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3">// Saved<text:line-break/><text:tab/></text:span><text:span text:style-name="T26">PrivacyEnabled</text:span><text:span text:style-name="T21"> ||<text:tab/></text:span><text:span text:style-name="T113">// Saved</text:span><text:line-break/><text:tab/><text:span text:style-name="T102">ServerEphemeralKey</text:span> ||<text:tab/><text:span text:style-name="T113">// Saved</text:span><text:line-break/><text:tab/><text:span text:style-name="T102">ClientEphemeralKey</text:span> ||<text:tab/><text:span text:style-name="T113">// Received</text:span><text:line-break/><text:tab/><text:span text:style-name="T102">KeyManagementKey</text:span> ||<text:tab/><text:span text:style-name="T113">// Saved</text:span><text:line-break/><text:tab/><text:span text:style-name="T102">ClientTime</text:span> ||<text:tab/><text:span text:style-name="T113">// Received</text:span><text:line-break/><text:tab/><text:span text:style-name="T102">SessionLifeTime</text:span> ||<text:tab/><text:span text:style-name="T113">// Saved</text:span><text:line-break/><text:tab/><text:span text:style-name="T102">SessionKeyLimit</text:span>))<text:tab/><text:span text:style-name="T113">// Saved</text:span></text:p>
              </text:list-item>
            </text:list>
          </table:table-cell>
        </table:table-row>
      </table:table>
      <text:p text:style-name="Text_20_body"/>
      <text:p text:style-name="P41">If all tests above succeed the issuer server may continue with the actual provisioning process.</text:p>
      <text:p text:style-name="P41">Note that in the <text:span text:style-name="CrossRef"><text:span text:style-name="T91"><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08">Attestation</text:span> and the output from the <text:span text:style-name="CrossRef"><text:span text:style-name="T91"><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3">Continued on the next page...</text:p>
      <text:p text:style-name="P110"><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09">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1">&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1">="</text:span>http://xmlns.webpki.org/keygen2/1.0#algorithm.sks.s1<text:span text:style-name="T121">"</text:span><text:span text:style-name="T9">  </text:span><text:span text:style-name="T17">…</text:span><text:span text:style-name="T9"> <text:s/>&gt;</text:span><text:span text:style-name="T120"><text:line-break/></text:span></text:p>
            <text:p text:style-name="P71"><text:span text:style-name="T120"><text:s text:c="4"/>&lt;</text:span><text:span text:style-name="T34">ServerEphemeralKey</text:span><text:span text:style-name="T120">&gt;<text:line-break/></text:span><text:span text:style-name="T125"> <text:s text:c="7"/>&lt;</text:span><text:span text:style-name="T133">ds11</text:span><text:span text:style-name="T125">:</text:span><text:span text:style-name="T34">ECKeyValue</text:span><text:span text:style-name="T125">&gt;</text:span></text:p>
            <text:p text:style-name="P71"><text:s text:c="12"/>&lt;<text:span text:style-name="T128">ds11</text:span><text:span text:style-name="T119">:</text:span><text:span text:style-name="T34">NamedCurve</text:span> <text:span text:style-name="T43">URI</text:span>="urn:oid:1.2.840.10045.3.1.7"/&gt;</text:p>
            <text:p text:style-name="P71"><text:s text:c="12"/>&lt;<text:span text:style-name="T128">ds11</text:span><text:span text:style-name="T119">:</text:span><text:span text:style-name="T34">PublicKey</text:span>&gt;<text:span text:style-name="T119">JK/mSALhBpUjjPAe/ … fXG8z17eZV3mVDZTBM</text:span>&lt;/<text:span text:style-name="T128">ds11</text:span><text:span text:style-name="T119">:</text:span><text:span text:style-name="T34">PublicKey</text:span>&gt;</text:p>
            <text:p text:style-name="P71"><text:s text:c="8"/>&lt;/<text:span text:style-name="T128">ds11</text:span><text:span text:style-name="T119">:</text:span><text:span text:style-name="T34">ECKeyValue</text:span>&gt;</text:p>
            <text:p text:style-name="P71"><text:span text:style-name="T120"><text:s text:c="4"/>&lt;/</text:span><text:span text:style-name="T34">ServerEphemeralKey</text:span><text:span text:style-name="T120">&gt;<text:line-break/> <text:s text:c="3"/>&lt;</text:span><text:span text:style-name="T34">KeyManagementKey</text:span><text:span text:style-name="T120">&gt;</text:span></text:p>
            <text:p text:style-name="P71"><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71"><text:span text:style-name="T120"><text:s text:c="4"/>&lt;/</text:span><text:span text:style-name="T34">KeyManagementKey</text:span><text:span text:style-name="T120">&gt;<text:line-break/></text:span></text:p>
            <text:p text:style-name="P85"><text:span text:style-name="T120">&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5">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1"/>
      <text:p text:style-name="P102"/>
      <text:p text:style-name="P41"/>
      <text:p text:style-name="P41"/>
      <text:p text:style-name="P63">Continued on the next page...</text:p>
      <text:p text:style-name="P110"><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9">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1">&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71"><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4"><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4">AvDWx6xbg3GDGzdz … yJk8Js0Oul+Ba/Xc8=</text:span><text:span text:style-name="T13">"</text:span><text:span text:style-name="T124"><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4"><text:line-break/></text:span></text:p>
            <text:p text:style-name="P71"><text:span text:style-name="T120"><text:s text:c="4"/>&lt;</text:span><text:span text:style-name="T34">ClientEphemeralKey</text:span><text:span text:style-name="T120">&gt;<text:line-break/> <text:s text:c="4"/></text:span><text:span text:style-name="T125"><text:s text:c="3"/>&lt;</text:span><text:span text:style-name="T133">ds11</text:span><text:span text:style-name="T125">:</text:span><text:span text:style-name="T34">ECKeyValue</text:span><text:span text:style-name="T125">&gt;</text:span></text:p>
            <text:p text:style-name="P71"><text:s text:c="12"/>&lt;<text:span text:style-name="T128">ds11</text:span><text:span text:style-name="T119">:</text:span><text:span text:style-name="T34">NamedCurve</text:span> <text:span text:style-name="T43">URI</text:span>="urn:oid:1.2.840.10045.3.1.7"/&gt;</text:p>
            <text:p text:style-name="P71"><text:s text:c="12"/>&lt;<text:span text:style-name="T128">ds11</text:span><text:span text:style-name="T119">:</text:span><text:span text:style-name="T34">PublicKey</text:span>&gt;<text:span text:style-name="T120">PRZre90SQLp … 16m9FokKxV3F40Y=</text:span>&lt;/<text:span text:style-name="T128">ds11</text:span><text:span text:style-name="T119">:</text:span><text:span text:style-name="T34">PublicKey</text:span>&gt;</text:p>
            <text:p text:style-name="P71"><text:s text:c="8"/>&lt;/<text:span text:style-name="T128">ds11</text:span><text:span text:style-name="T119">:</text:span><text:span text:style-name="T34">ECKeyValue</text:span>&gt;</text:p>
            <text:p text:style-name="P71"><text:span text:style-name="T120"><text:s text:c="4"/>&lt;/</text:span><text:span text:style-name="T34">ClientEphemeralKey</text:span><text:span text:style-name="T120">&gt;<text:line-break/> <text:s text:c="3"/>&lt;</text:span><text:span text:style-name="T34">DeviceCertificatePath</text:span><text:span text:style-name="T120">&gt; </text:span></text:p>
            <text:p text:style-name="P71"><text:span text:style-name="T120"><text:s text:c="8"/>&lt;</text:span><text:span text:style-name="T129">ds</text:span><text:span text:style-name="T120">:</text:span><text:span text:style-name="T34">X509Data</text:span><text:span text:style-name="T120">&gt; </text:span></text:p>
            <text:p text:style-name="P71"><text:span text:style-name="T120"><text:s text:c="12"/>&lt;</text:span><text:span text:style-name="T129">ds</text:span><text:span text:style-name="T120">:</text:span><text:span text:style-name="T34">X509Certificate</text:span><text:span text:style-name="T120">&gt;MIIC2TCCAcGgAwIBAg ... hugc53W4nNzggt2w==&lt;/</text:span><text:span text:style-name="T129">ds</text:span><text:span text:style-name="T120">:</text:span><text:span text:style-name="T34">X509Certificate</text:span><text:span text:style-name="T120">&gt; </text:span></text:p>
            <text:p text:style-name="P71"><text:span text:style-name="T120"><text:s text:c="8"/>&lt;/</text:span><text:span text:style-name="T129">ds</text:span><text:span text:style-name="T120">:</text:span><text:span text:style-name="T34">X509Data</text:span><text:span text:style-name="T120">&gt; </text:span></text:p>
            <text:p text:style-name="P71"><text:span text:style-name="T120"><text:s text:c="4"/>&lt;/</text:span><text:span text:style-name="T34">DeviceCertificatePath</text:span><text:span text:style-name="T120">&gt;</text:span></text:p>
            <text:p text:style-name="P71"><text:span text:style-name="T120"><text:s text:c="4"/>&lt;</text:span><text:span text:style-name="T129">ds</text:span><text:span text:style-name="T120">:</text:span><text:span text:style-name="T34">Signature</text:span><text:span text:style-name="T120">&gt; </text:span></text:p>
            <text:p text:style-name="P71"><text:span text:style-name="T120"><text:s text:c="8"/>&lt;</text:span><text:span text:style-name="T133">ds</text:span><text:span text:style-name="T34">:SignedInfo</text:span><text:span text:style-name="T120">&gt; </text:span></text:p>
            <text:p text:style-name="P71"><text:span text:style-name="T120"><text:s text:c="12"/>&lt;</text:span><text:span text:style-name="T133">ds</text:span><text:span text:style-name="T34">:CanonicalizationMethod</text:span><text:span text:style-name="T120"> </text:span><text:span text:style-name="T43">Algorithm</text:span><text:span text:style-name="T120">="http://www.w3.org/2001/10/xml-exc-c14n#"/&gt; </text:span></text:p>
            <text:p text:style-name="P71"><text:span text:style-name="T120"><text:s text:c="12"/>&lt;</text:span><text:span text:style-name="T133">ds</text:span><text:span text:style-name="T34">:SignatureMethod</text:span><text:span text:style-name="T120"> </text:span><text:span text:style-name="T43">Algorithm</text:span><text:span text:style-name="T120">="http://www.w3.org/2001/04/xmldsig-more#hmac-sha256"/&gt; </text:span></text:p>
            <text:p text:style-name="P71"><text:span text:style-name="T120"><text:s text:c="12"/>&lt;</text:span><text:span text:style-name="T129">ds</text:span><text:span text:style-name="T120">:</text:span><text:span text:style-name="T34">Reference</text:span><text:span text:style-name="T120"> </text:span><text:span text:style-name="T43">URI</text:span><text:span text:style-name="T120">="#</text:span><text:span text:style-name="T13">_126992b6 … a8a6b484db8f</text:span><text:span text:style-name="T120">"&gt; </text:span></text:p>
            <text:p text:style-name="P71"><text:span text:style-name="T120"><text:s text:c="16"/>&lt;</text:span><text:span text:style-name="T129">ds</text:span><text:span text:style-name="T120">:</text:span><text:span text:style-name="T34">Transforms</text:span><text:span text:style-name="T120">&gt; </text:span></text:p>
            <text:p text:style-name="P71"><text:span text:style-name="T120"><text:s text:c="20"/>&lt;</text:span><text:span text:style-name="T129">ds</text:span><text:span text:style-name="T120">:</text:span><text:span text:style-name="T34">Transform</text:span><text:span text:style-name="T120"> </text:span><text:span text:style-name="T43">Algorithm</text:span><text:span text:style-name="T120">="http://www.w3.org/2000/09/xmldsig#enveloped-signature"/&gt; </text:span></text:p>
            <text:p text:style-name="P71"><text:span text:style-name="T120"><text:s text:c="20"/>&lt;</text:span><text:span text:style-name="T129">ds</text:span><text:span text:style-name="T120">:</text:span><text:span text:style-name="T34">Transform</text:span><text:span text:style-name="T120"> </text:span><text:span text:style-name="T43">Algorithm</text:span><text:span text:style-name="T120">="http://www.w3.org/2001/10/xml-exc-c14n#"/&gt; </text:span></text:p>
            <text:p text:style-name="P71"><text:span text:style-name="T120"><text:s text:c="16"/>&lt;/</text:span><text:span text:style-name="T129">ds</text:span><text:span text:style-name="T120">:</text:span><text:span text:style-name="T34">Transforms</text:span><text:span text:style-name="T120">&gt; </text:span></text:p>
            <text:p text:style-name="P71"><text:span text:style-name="T120"><text:s text:c="16"/>&lt;</text:span><text:span text:style-name="T129">ds</text:span><text:span text:style-name="T120">:</text:span><text:span text:style-name="T34">DigestMethod</text:span><text:span text:style-name="T120"> </text:span><text:span text:style-name="T43">Algorithm</text:span><text:span text:style-name="T120">="http://www.w3.org/2001/04/xmlenc#sha256"/&gt; </text:span></text:p>
            <text:p text:style-name="P71"><text:span text:style-name="T120"><text:s text:c="16"/>&lt;</text:span><text:span text:style-name="T129">ds</text:span><text:span text:style-name="T120">:</text:span><text:span text:style-name="T34">DigestValue</text:span><text:span text:style-name="T120">&gt;yLD0zNA48Xt9xXNHuBUlK0hL51zn0SYj2IfDXm42PLc=&lt;/</text:span><text:span text:style-name="T129">ds</text:span><text:span text:style-name="T120">:</text:span><text:span text:style-name="T34">DigestValue</text:span><text:span text:style-name="T120">&gt; </text:span></text:p>
            <text:p text:style-name="P71"><text:span text:style-name="T120"><text:s text:c="12"/>&lt;/</text:span><text:span text:style-name="T129">ds</text:span><text:span text:style-name="T120">:</text:span><text:span text:style-name="T34">Reference</text:span><text:span text:style-name="T120">&gt; </text:span></text:p>
            <text:p text:style-name="P71"><text:span text:style-name="T120"><text:s text:c="8"/>&lt;/</text:span><text:span text:style-name="T129">ds</text:span><text:span text:style-name="T120">:</text:span><text:span text:style-name="T34">SignedInfo</text:span><text:span text:style-name="T120">&gt; </text:span></text:p>
            <text:p text:style-name="P71"><text:span text:style-name="T120"><text:s text:c="8"/>&lt;</text:span><text:span text:style-name="T129">ds</text:span><text:span text:style-name="T120">:</text:span><text:span text:style-name="T34">SignatureValue</text:span><text:span text:style-name="T120">&gt;aRiSdmrn/KgtjqtTReF+6DOuIemRuw2xV9yuOPAlMj8=&lt;/</text:span><text:span text:style-name="T129">ds</text:span><text:span text:style-name="T120">:</text:span><text:span text:style-name="T34">SignatureValue</text:span><text:span text:style-name="T120">&gt; </text:span></text:p>
            <text:p text:style-name="P71"><text:span text:style-name="T120"><text:s text:c="8"/>&lt;</text:span><text:span text:style-name="T129">ds</text:span><text:span text:style-name="T120">:</text:span><text:span text:style-name="T34">KeyInfo</text:span><text:span text:style-name="T120">&gt;</text:span></text:p>
            <text:p text:style-name="P71"><text:span text:style-name="T120"><text:s text:c="12"/>&lt;</text:span><text:span text:style-name="T129">ds</text:span><text:span text:style-name="T120">:</text:span><text:span text:style-name="T34">KeyName</text:span><text:span text:style-name="T120">&gt;derived-session-key&lt;/</text:span><text:span text:style-name="T129">ds</text:span><text:span text:style-name="T120">:</text:span><text:span text:style-name="T34">KeyName</text:span><text:span text:style-name="T120">&gt; </text:span></text:p>
            <text:p text:style-name="P71"><text:span text:style-name="T120"><text:s text:c="8"/>&lt;/</text:span><text:span text:style-name="T129">ds</text:span><text:span text:style-name="T120">:</text:span><text:span text:style-name="T34">KeyInfo</text:span><text:span text:style-name="T120">&gt; </text:span></text:p>
            <text:p text:style-name="P71"><text:span text:style-name="T120"><text:s text:c="4"/>&lt;/</text:span><text:span text:style-name="T129">ds</text:span><text:span text:style-name="T120">:</text:span><text:span text:style-name="T34">Signature</text:span><text:span text:style-name="T120">&gt;</text:span></text:p>
            <text:p text:style-name="P76"/>
            <text:p text:style-name="P85"><text:span text:style-name="T120">&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1">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2"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9"/>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38159408" text:continue-numbering="true" text:style-name="L2">
        <text:list-item>
          <text:p text:style-name="P160">There is an open provisioning session associated with <text:span text:style-name="T102">ProvisioningHandle</text:span></text:p>
        </text:list-item>
        <text:list-item>
          <text:p text:style-name="P151">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51"><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61">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1"><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1">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1">The post provisioning operations succeed during the final <text:span text:style-name="T2">commit</text:span>. <text:s/>See <text:span text:style-name="CrossRef"><text:reference-ref text:reference-format="text" text:ref-name="atomic.op">Transaction Based Operation</text:reference-ref></text:span></text:p>
          <text:p text:style-name="P182"/>
        </text:list-item>
      </text:list>
      <text:p text:style-name="Text_20_body"><text:span text:style-name="T73">If verification is successful, </text:span><text:span text:style-name="T109">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60">If verification fails, <text:span text:style-name="T2">all</text:span> objects created in the session <text:span text:style-name="T50">must</text:span> be deleted and post provisioning operations <text:span text:style-name="T50">must</text:span> be rolled back.</text:p>
      <text:p text:style-name="P60">When a provisioning session has been successfully closed by this method, it remains stored until all associated keys have been deleted.</text:p>
      <text:p text:style-name="P49"><text:span text:style-name="T73">Using </text:span><text:span text:style-name="CrossRef"><text:span text:style-name="T91"><text:reference-ref text:reference-format="text" text:ref-name="keygen2">KeyGen2</text:reference-ref></text:span></text:span><text:span text:style-name="T73"> </text:span><text:span text:style-name="T109">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0">MAC</text:span><text:span text:style-name="T73"> and </text:span><text:span text:style-name="T110">Nonce</text:span><text:span text:style-name="T73"> attributes.</text:span></text:p>
      <text:p text:style-name="P62"/>
      <text:p text:style-name="P49"><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Nonce</text:span><text:span text:style-name="T58"> </text:span><text:span text:style-name="T59">|| </text:span><text:span text:style-name="T105">ProvisioningHandle.</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7"/>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5"/>
      <table:table table:name="Table104" table:style-name="Table104">
        <table:table-column table:style-name="Table104.A"/>
        <table:table-row>
          <table:table-cell table:style-name="Table104.A1" office:value-type="string">
            <text:p text:style-name="P74"><text:span text:style-name="T121">&lt;</text:span><text:span text:style-name="T35">ProvisioningFinalizationResponse</text:span><text:span text:style-name="T121"><text:tab/></text:span><text:span text:style-name="T44">ID</text:span><text:span text:style-name="T121">="</text:span><text:span text:style-name="T12">_126992b6 … a8a6b484db8f</text:span><text:span text:style-name="T121">"<text:line-break/><text:tab/></text:span><text:span text:style-name="T44">ServerSessionID</text:span><text:span text:style-name="T121">="</text:span><text:span text:style-name="T13">_0fa47ab3c00c … a67992b6ac61c</text:span><text:span text:style-name="T121">"<text:line-break/><text:tab/></text:span><text:span text:style-name="T44">Attestation</text:span><text:span text:style-name="T121">="gEWzCCD ... 0w81L/ls2W0UYNE=" </text:span><text:span text:style-name="T12"> </text:span><text:span text:style-name="T15">…</text:span><text:span text:style-name="T12"> <text:s/></text:span><text:span text:style-name="T121">/&gt;</text:span></text:p>
          </table:table-cell>
        </table:table-row>
      </table:table>
      <text:h text:style-name="P172"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9"/>
      <text:p text:style-name="P49"><text:span text:style-name="T109">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9">In addition, users of portable SKSes (like smart cards), may carry out provisioning steps on <text:span text:style-name="T2">different</text:span> computers through this method.</text:p>
      <text:p text:style-name="P49"><text:span text:style-name="T109">enumerateProvisioningSessions</text:span> may also be useful for debugging and “cleaning” purposes.</text:p>
      <text:p text:style-name="P49">The input <text:span text:style-name="T108">ProvisioningHandle</text:span><text:span text:style-name="T65"> </text:span><text:span text:style-name="T70">must</text:span><text:span text:style-name="T65"> initially be set to 0 to start an enumeration round.</text:span></text:p>
      <text:p text:style-name="P49"><text:span text:style-name="T65">Succeeding calls </text:span><text:span text:style-name="T70">must</text:span><text:span text:style-name="T65"> use the output </text:span><text:span text:style-name="T108">ProvisioningHandle</text:span><text:span text:style-name="T65"> as input to the next call.</text:span></text:p>
      <text:p text:style-name="P49"><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72"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72"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7"/>
      <text:p text:style-name="Text_20_body"><text:span text:style-name="T109">signProvisioningSessionData</text:span> signs <text:span text:style-name="T2">arbitrary data</text:span> that is supplied <text:span text:style-name="T2">by the provisioning middleware.</text:span></text:p>
      <text:p text:style-name="Text_20_body">The purpose of <text:span text:style-name="T109">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1">"</text:span><text:span text:style-name="T109">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2"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9"/>
      <text:p text:style-name="P49"><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41">The purpose of a PUK is to facilitate a master key for unlocking keys that have locked-up due to faulty PIN entries. <text:s/>See <text:span text:style-name="CrossRef"><text:reference-ref text:reference-format="text" text:ref-name="unlockey">unlockKey</text:reference-ref></text:span>.</text:p>
      <text:p text:style-name="P49">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2"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9"/>
      <text:p text:style-name="P49"><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9"><text:span text:style-name="T99">If </text:span><text:span text:style-name="T102">PUKPolicyHandle</text:span><text:span text:style-name="T99"> is zero no PUK is associated with the PIN policy object.</text:span></text:p>
      <text:p text:style-name="P39">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2"/>
      <text:p text:style-name="P49"/>
      <text:h text:style-name="P172"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7">byte⁮[</text:span><text:span text:style-name="T89"> </text:span><text:span text:style-name="T8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7">⁮[32</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9"/>
      <text:p text:style-name="P49"><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40"/>
      <text:p text:style-name="P101"/>
      <text:p text:style-name="P101"/>
      <text:p text:style-name="P101"/>
      <text:p text:style-name="P101"/>
      <text:p text:style-name="P92">Continued on the next page...</text:p>
      <text:p text:style-name="P118"/>
      <text:p text:style-name="P110">The following operations match the mandatory to support key generation and attestation algorithm:</text:p>
      <text:p text:style-name="P101"/>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28"/>
            <text:p text:style-name="P129">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29"><text:span text:style-name="T58"><text:tab/>Data </text:span><text:span text:style-name="T118">=</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KeySpecifier</text:span><text:span text:style-name="T59"> [||</text:span><text:span text:style-name="T58"> </text:span><text:span text:style-name="T105">EndorsedAlgorithm...</text:span><text:span text:style-name="T59">]</text:span></text:p>
            <text:p text:style-name="P129"><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29"><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0">PINValue</text:span>.</text:p>
            <text:p text:style-name="P128"><text:reference-mark-start text:name="key-spec"/><text:span text:style-name="T105">KeySpecifier</text:span><text:reference-mark-end text:name="key-spec"/> denotes a blob encoded as follows depending on the requested key algorithm:</text:p>
            <text:p text:style-name="P128"/>
            <table:table table:name="Table18" table:style-name="Table18">
              <table:table-column table:style-name="Table18.A"/>
              <table:table-column table:style-name="Table18.B"/>
              <table:table-row table:style-name="Table18.1">
                <table:table-cell table:style-name="Table18.A1" table:number-columns-spanned="2" office:value-type="string">
                  <text:p text:style-name="P131">RSA</text:p>
                </table:table-cell>
                <table:covered-table-cell/>
              </table:table-row>
              <table:table-row table:style-name="Table18.2">
                <table:table-cell table:style-name="Table18.A2" office:value-type="string">
                  <text:p text:style-name="P135">byte</text:p>
                </table:table-cell>
                <table:table-cell table:style-name="Table18.B2" office:value-type="string">
                  <text:p text:style-name="P137">Type of key to be generated: 0x00 = RSA</text:p>
                </table:table-cell>
              </table:table-row>
              <table:table-row table:style-name="Table18.2">
                <table:table-cell table:style-name="Table18.A2" office:value-type="string">
                  <text:p text:style-name="P135">short</text:p>
                </table:table-cell>
                <table:table-cell table:style-name="Table18.B2" office:value-type="string">
                  <text:p text:style-name="P138">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5">int</text:p>
                </table:table-cell>
                <table:table-cell table:style-name="Table18.B2" office:value-type="string">
                  <text:p text:style-name="P138">Zero (use default) or a defined exponent. <text:s/>See <text:span text:style-name="CrossRef"><text:reference-ref text:reference-format="text" text:ref-name="getDeviceData">getDeviceInfo</text:reference-ref></text:span></text:p>
                </table:table-cell>
              </table:table-row>
            </table:table>
            <text:p text:style-name="P128"/>
            <text:p text:style-name="P128"/>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1">ECDSA/ECDH</text:p>
                </table:table-cell>
                <table:covered-table-cell/>
              </table:table-row>
              <table:table-row table:style-name="Table114.2">
                <table:table-cell table:style-name="Table114.A2" office:value-type="string">
                  <text:p text:style-name="P136">byte</text:p>
                </table:table-cell>
                <table:table-cell table:style-name="Table114.B2" office:value-type="string">
                  <text:p text:style-name="P133">Type of key to be generated: 0x01 = EC</text:p>
                </table:table-cell>
              </table:table-row>
              <table:table-row table:style-name="Table114.2">
                <table:table-cell table:style-name="Table114.A2" office:value-type="string">
                  <text:p text:style-name="P136">uri</text:p>
                </table:table-cell>
                <table:table-cell table:style-name="Table114.B2" office:value-type="string">
                  <text:p text:style-name="P132">Curve name URI where the URI is stored <text:span text:style-name="T2">without</text:span> length indicator. <text:s/>See<text:span text:style-name="CrossRef"><text:span text:style-name="T65"> </text:span></text:span><text:span text:style-name="CrossRef"><text:span text:style-name="T138"><text:reference-ref text:reference-format="text" text:ref-name="elliptic.curves">Elliptic Curves</text:reference-ref></text:span></text:span></text:p>
                </table:table-cell>
              </table:table-row>
            </table:table>
            <text:p text:style-name="P128"/>
            <text:p text:style-name="P128"/>
            <text:p text:style-name="P134"><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30"><text:span text:style-name="T58"><text:tab/>Data </text:span><text:span text:style-name="T118">=</text:span><text:span text:style-name="T58"> </text:span><text:span text:style-name="T105">ID</text:span><text:span text:style-name="T58"> </text:span><text:span text:style-name="T59">|| </text:span><text:span text:style-name="T105">PublicKey</text:span><text:line-break/></text:p>
          </table:table-cell>
        </table:table-row>
      </table:table>
      <text:p text:style-name="Standard"/>
      <text:p text:style-name="Standard"/>
      <text:p text:style-name="P54">Remarks</text:p>
      <text:p text:style-name="P49"><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0">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9"><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41">A compliant SKS <text:span text:style-name="T50">should</text:span> use 65537 as the default RSA exponent value.</text:p>
      <text:p text:style-name="P49"><text:reference-mark-start text:name="issuer.seed"/><text:span text:style-name="T104">ServerSeed</text:span><text:reference-mark-end text:name="issuer.seed"/> <text:span text:style-name="T51">must</text:span> be a 0-32 byte binary string holding a <text:span text:style-name="T2">random number seed</text:span>. <text:s/>How <text:span text:style-name="T104">ServerSeed</text:span> is applied to the random number generation process is <text:span text:style-name="T2">unspecified</text:span>. <text:s/>The only requirement is that it <text:span text:style-name="T50">must not</text:span> be able <text:span text:style-name="T2">reducing</text:span> the entropy.</text:p>
      <text:p text:style-name="P49"><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41"/>
      <text:p text:style-name="P66">Continued on the next page...</text:p>
      <text:p text:style-name="P108"><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5"><text:span text:style-name="T91">With the special algorithm </text:span><text:span text:style-name="T109">http://xmlns.webpki.org/keygen2/1.0#algorithm.none</text:span><text:span text:style-name="T91"> (which is only permitted as a single </text:span><text:span text:style-name="T109">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9"><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9"><text:span text:style-name="T105">DevicePINProtection</text:span><text:span text:style-name="T59"> </text:span><text:span text:style-name="T61">must not</text:span><text:span text:style-name="T59"> be combined with local PIN policy objects</text:span><text:span text:style-name="T99">.</text:span></text:p>
      <text:p text:style-name="P49"><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24"><text:span text:style-name="T65">if (</text:span><text:span text:style-name="T108">PINPolicyHandle</text:span><text:span text:style-name="T65"> == 0) <text:s text:c="3"/>// No PIN or device PIN</text:span></text:p>
      <text:p text:style-name="P125"><text:s text:c="2"/>{</text:p>
      <text:p text:style-name="P124"><text:span text:style-name="T65"><text:s text:c="5"/></text:span><text:span text:style-name="T108">PINValue</text:span><text:span text:style-name="T65"> = </text:span><text:span text:style-name="T58">zero length array</text:span><text:span text:style-name="T59">;</text:span></text:p>
      <text:p text:style-name="P125"><text:s text:c="2"/>}</text:p>
      <text:p text:style-name="P124"><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25"><text:s text:c="2"/>{</text:p>
      <text:p text:style-name="P124"><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25"><text:s text:c="2"/>}</text:p>
      <text:p text:style-name="P125">else</text:p>
      <text:p text:style-name="P125"><text:s text:c="2"/>{</text:p>
      <text:p text:style-name="P124"><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25"><text:s text:c="2"/>}</text:p>
      <text:p text:style-name="P56"/>
      <text:p text:style-name="P56"/>
      <text:p text:style-name="P56"/>
      <text:p text:style-name="P49"><text:span text:style-name="T58"><text:line-break/></text:span><text:span text:style-name="T3">Continued on the next page...</text:span></text:p>
      <text:p text:style-name="P110">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1">&lt;</text:span><text:reference-mark-start text:name="keyinitreq"/><text:span text:style-name="T35">KeyCreationRequest</text:span><text:reference-mark-end text:name="keyinitreq"/><text:span text:style-name="T9"> </text:span><text:span text:style-name="T44">Algorithm</text:span><text:span text:style-name="T121">="</text:span>http://xmlns.webpki.org/keygen2/1.0#algorithm.sks.k1<text:span text:style-name="T121">" <text:s/></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span text:style-name="T121"> </text:span><text:span text:style-name="T44">MAC</text:span><text:span text:style-name="T121">="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MAC</text:span><text:span text:style-name="T121">="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71"><text:span text:style-name="T121">&lt;/</text:span><text:span text:style-name="T35">KeyCreationRequest</text:span><text:span text:style-name="T9">&gt;</text:span></text:p>
          </table:table-cell>
        </table:table-row>
      </table:table>
      <text:p text:style-name="Text_20_body"/>
      <text:p text:style-name="P43">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5">ee </text:span><text:span text:style-name="CrossRef"><text:reference-ref text:reference-format="text" text:ref-name="kg2.int">KeyGen2 Proxy</text:reference-ref></text:span>.</text:p>
      <text:p text:style-name="P49"><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41"/>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1">&lt;</text:span><text:span text:style-name="T35">KeyCreationResponse</text:span><text:span text:style-name="T9">  </text:span><text:span text:style-name="T17">…</text:span><text:span text:style-name="T9"> <text:s/>&gt;</text:span><text:span text:style-name="T120"><text:line-break/></text:span></text:p>
            <text:p text:style-name="P71"><text:span text:style-name="T120"><text:s text:c="4"/>&lt;</text:span><text:span text:style-name="T34">PublicKey</text:span><text:span text:style-name="T120"> </text:span><text:span text:style-name="T43">ID</text:span><text:span text:style-name="T120">="Key.1" </text:span><text:span text:style-name="T43">Attestation</text:span><text:span text:style-name="T120">="X2oMtrm8rRL … XyTvPuTbergHfnJw=="&gt;<text:line-break/> <text:s text:c="7"/>&lt;</text:span><text:span text:style-name="T129">ds11</text:span><text:span text:style-name="T120">:</text:span><text:span text:style-name="T34">ECKeyValue</text:span><text:span text:style-name="T120">&gt; </text:span></text:p>
            <text:p text:style-name="P71"><text:s text:c="12"/>&lt;<text:span text:style-name="T129">ds11</text:span>:<text:span text:style-name="T34">NamedCurve</text:span> <text:span text:style-name="T43">URI</text:span>="urn:oid:1.2.840.10045.3.1.7"/&gt; </text:p>
            <text:p text:style-name="P71"><text:s text:c="12"/>&lt;<text:span text:style-name="T129">ds11</text:span>:<text:span text:style-name="T34">PublicKey</text:span>&gt;BMUY+QiZdFJyzozMgQqA … ptPGNy/LcDVSXx7s/Y=&lt;/<text:span text:style-name="T129">ds11</text:span>:<text:span text:style-name="T34">PublicKey</text:span>&gt; </text:p>
            <text:p text:style-name="P71"><text:span text:style-name="T120"><text:s text:c="8"/>&lt;/</text:span><text:span text:style-name="T129">ds11</text:span><text:span text:style-name="T120">:</text:span><text:span text:style-name="T34">ECKeyValue</text:span><text:span text:style-name="T120">&gt;<text:line-break/> <text:s text:c="3"/>&lt;/</text:span><text:span text:style-name="T34">PublicKey</text:span><text:span text:style-name="T120">&gt;<text:line-break/> <text:s text:c="3"/>&lt;</text:span><text:span text:style-name="T34">PublicKey</text:span><text:span text:style-name="T120"> </text:span><text:span text:style-name="T43">ID</text:span><text:span text:style-name="T120">="Key.2" </text:span><text:span text:style-name="T43">Attestation</text:span><text:span text:style-name="T120">="TbergHftrm8rRL … wyTvPX2XoMunJ=="&gt;</text:span></text:p>
            <text:p text:style-name="P71"><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71"><text:span text:style-name="T120"><text:s text:c="4"/>&lt;/</text:span><text:span text:style-name="T34">PublicKey</text:span><text:span text:style-name="T120">&gt;<text:line-break/></text:span></text:p>
            <text:p text:style-name="P85"><text:span text:style-name="T120">&lt;/</text:span><text:span text:style-name="T40">KeyCreationResponse</text:span><text:span text:style-name="T24">&gt;</text:span></text:p>
          </table:table-cell>
        </table:table-row>
      </table:table>
      <text:p text:style-name="P41"/>
      <text:p text:style-name="P47">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72"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9"/>
      <text:p text:style-name="P47"><text:span text:style-name="T102">getKeyHandle</text:span> returns a <text:span text:style-name="T108">KeyHandle</text:span> based on the provisioning session specific key ID.</text:p>
      <text:p text:style-name="P47">An invalid key <text:span text:style-name="T51">must</text:span> return an error and abort the provisioning session.</text:p>
      <text:h text:style-name="P172"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4"><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7">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text:span><text:span text:style-name="CrossRef"><text:span text:style-name="T91"><text:reference-ref text:reference-format="text" text:ref-name="keyentry.publickey">PublicKey</text:reference-ref></text:span></text:span><text:span text:style-name="T99"> match because that would disable the </text:span><text:span text:style-name="CrossRef"><text:span text:style-name="T116"><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KeyHandle.</text:span><text:span text:style-name="CrossRef"><text:span text:style-name="T91"><text:reference-ref text:reference-format="text" text:ref-name="keyentry.publickey">PublicKey</text:reference-ref></text:span></text:span><text:span text:style-name="T59"> || </text:span><text:span text:style-name="T105">KeyHandle.</text:span><text:span text:style-name="CrossRef"><text:span text:style-name="T91"><text:reference-ref text:reference-format="text" text:ref-name="keyentry.id">ID</text:reference-ref></text:span></text:span><text:span text:style-name="T59"> || </text:span><text:span text:style-name="T105">X509Certificate...</text:span></text:p>
      <text:p text:style-name="Standard"/>
      <text:p text:style-name="P41">A compliant SKS <text:span text:style-name="T51">must</text:span> <text:span text:style-name="T51">not</text:span> accept multiple key entries being associated by the same <text:span text:style-name="CrossRef"><text:span text:style-name="T91"><text:reference-ref text:reference-format="text" text:ref-name="eecert">End-Entity Certificate</text:reference-ref></text:span></text:span> unless the conflicting key is subject to a <text:span text:style-name="CrossRef"><text:span text:style-name="T91"><text:reference-ref text:reference-format="text" text:ref-name="pp.uodate">pp_updateKey</text:reference-ref></text:span></text:span> or <text:span text:style-name="CrossRef"><text:span text:style-name="T91"><text:reference-ref text:reference-format="text" text:ref-name="pp.delkey">pp_deleteKey</text:reference-ref></text:span></text:span> operatio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41"/>
      <text:p text:style-name="P41"/>
      <text:p text:style-name="P41"/>
      <text:p text:style-name="P41"/>
      <text:p text:style-name="P55">Continued on the next page...</text:p>
      <text:p text:style-name="P88"/>
      <text:p text:style-name="P110"><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2"/>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0">ProvisioningFinalizationRequest@ClientSessionID</text:span> and <text:span text:style-name="T110">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72"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3"><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3"><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setSymmetricKey</text:span>.</text:p>
      <text:p text:style-name="P52"/>
      <text:p text:style-name="P40"/>
      <text:p text:style-name="P41"/>
      <text:p text:style-name="P41"/>
      <text:p text:style-name="P55">Continued on the next page...</text:p>
      <text:p text:style-name="P89"/>
      <text:p text:style-name="P110"><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9"/>
      <table:table table:name="Table101" table:style-name="Table101">
        <table:table-column table:style-name="Table101.A"/>
        <table:table-row>
          <table:table-cell table:style-name="Table101.A1" office:value-type="string">
            <text:p text:style-name="P71"><text:span text:style-name="T121">&lt;</text:span><text:reference-mark-start text:name="keyinitreq-sym"/><text:span text:style-name="T35">KeyCreationRequest</text:span><text:reference-mark-end text:name="keyinitreq-sym"/><text:span text:style-name="T9"> </text:span><text:span text:style-name="T44">Algorithm</text:span><text:span text:style-name="T121">="</text:span><text:span text:style-name="T9">http://xmlns.webpki.org/keygen2/1.0#algorithm.sks.k1</text:span><text:span text:style-name="T121">" </text:span><text:span text:style-name="T9"> </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1">=</text:span>"http://www.w3.org/2000/09/xmldsig#hmac-sha1"</text:p>
            <text:p text:style-name="P71"><text:span text:style-name="T121"><text:s text:c="13"/></text:span><text:span text:style-name="T126"><text:s/></text:span><text:span text:style-name="T121"><text:s text:c="16"/></text:span><text:span text:style-name="T44">MAC</text:span><text:span text:style-name="T121">="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71"><text:span text:style-name="T121">&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9">After the request the client generates a compatible key-pair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1"><text:span text:style-name="T121">&lt;</text:span><text:span text:style-name="T35">KeyCreationResponse</text:span><text:span text:style-name="T9">  </text:span><text:span text:style-name="T17">…</text:span><text:span text:style-name="T9"> <text:s/>&gt;</text:span><text:span text:style-name="T120"><text:line-break/></text:span></text:p>
            <text:p text:style-name="P71"><text:span text:style-name="T120"><text:s text:c="4"/>&lt;</text:span><text:span text:style-name="T34">PublicKey</text:span><text:span text:style-name="T120"> </text:span><text:span text:style-name="T43">ID</text:span><text:span text:style-name="T120">="Key.1" </text:span><text:span text:style-name="T43">Attestation</text:span><text:span text:style-name="T120">="TbergHftrm8rRL … wyTvPX2XoMunJ=="&gt;</text:span></text:p>
            <text:p text:style-name="P71"><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71"><text:span text:style-name="T120"><text:s text:c="4"/>&lt;/</text:span><text:span text:style-name="T34">PublicKey</text:span><text:span text:style-name="T120">&gt;<text:line-break/></text:span></text:p>
            <text:p text:style-name="P85"><text:span text:style-name="T120">&lt;/</text:span><text:span text:style-name="T40">KeyCreationResponse</text:span><text:span text:style-name="T24">&gt;</text:span></text:p>
          </table:table-cell>
        </table:table-row>
      </table:table>
      <text:p text:style-name="P89"/>
      <text:p text:style-name="Text_20_body"/>
      <text:p text:style-name="P89">The server then responds with the usual certificated public key plus an encrypted “piggybacked” symmetric key:</text:p>
      <text:p text:style-name="P89"/>
      <table:table table:name="Table31" table:style-name="Table31">
        <table:table-column table:style-name="Table31.A"/>
        <table:table-row>
          <table:table-cell table:style-name="Table31.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mZCjxSl1="&gt;vInt09Esmg94v ... YU3tgIdhcNNby&lt;/</text:span><text:span text:style-name="T35">SymmetricKey</text:span><text:span text:style-name="T121">&gt;<text:line-break/> <text:s text:c="2"/>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P43"><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72"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5">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5">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5">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5">Logotype</text:p>
          </table:table-cell>
          <table:table-cell table:style-name="Table53.A2" office:value-type="string">
            <text:p text:style-name="P18">0x03</text:p>
          </table:table-cell>
          <table:table-cell table:style-name="Table53.A2" office:value-type="string">
            <text:p text:style-name="P95">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2"/>
      <text:p text:style-name="P54">Remarks</text:p>
      <text:p text:style-name="P50">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40"/>
      <text:p text:style-name="P41"/>
      <text:p text:style-name="P55">Continued on the next page...</text:p>
      <text:p text:style-name="P110"><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1"><text:span text:style-name="T65"><text:s text:c="3"/>&lt;</text:span><text:span text:style-name="T131">xs</text:span><text:span text:style-name="T65">:</text:span><text:span text:style-name="T37">element </text:span><text:span text:style-name="T46">name</text:span><text:span text:style-name="T65">="PropertyBag"&gt; </text:span></text:p>
            <text:p text:style-name="P119"><text:span text:style-name="T65"><text:s text:c="6"/>&lt;</text:span><text:span text:style-name="T131">xs</text:span><text:span text:style-name="T65">:</text:span><text:span text:style-name="T37">complexType</text:span><text:span text:style-name="T65">&gt; </text:span></text:p>
            <text:p text:style-name="P119"><text:span text:style-name="T65"><text:s text:c="9"/>&lt;</text:span><text:span text:style-name="T131">xs</text:span><text:span text:style-name="T65">:</text:span><text:span text:style-name="T37">sequence</text:span><text:span text:style-name="T65">&gt; </text:span></text:p>
            <text:p text:style-name="P119"><text:span text:style-name="T65"><text:s text:c="12"/>&lt;</text:span><text:span text:style-name="T131">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19"><text:span text:style-name="T65"><text:s text:c="15"/>&lt;</text:span><text:span text:style-name="T131">xs</text:span><text:span text:style-name="T65">:</text:span><text:span text:style-name="T37">complexType</text:span><text:span text:style-name="T65">&gt; </text:span></text:p>
            <text:p text:style-name="P122"/>
            <text:p text:style-name="P119"><text:span text:style-name="T65"><text:s text:c="18"/></text:span><text:span text:style-name="T144">&lt;!-- The unique name of the property --&gt;</text:span><text:span text:style-name="T65"> </text:span></text:p>
            <text:p text:style-name="P119"><text:span text:style-name="T65"><text:s text:c="18"/>&lt;</text:span><text:span text:style-name="T131">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19"><text:s text:c="21"/>&lt;<text:span text:style-name="T135">xs</text:span>:<text:span text:style-name="T39">simpleType</text:span>&gt;</text:p>
            <text:p text:style-name="P119"><text:s text:c="24"/>&lt;<text:span text:style-name="T135">xs</text:span>:<text:span text:style-name="T39">restriction</text:span> <text:span text:style-name="T48">base</text:span>="<text:span text:style-name="T134">xs</text:span>:string"&gt;</text:p>
            <text:p text:style-name="P119"><text:s text:c="27"/>&lt;<text:span text:style-name="T135">xs</text:span>:<text:span text:style-name="T39">minLength</text:span> <text:span text:style-name="T48">value</text:span>="1"/&gt;</text:p>
            <text:p text:style-name="P119"><text:s text:c="27"/>&lt;<text:span text:style-name="T135">xs</text:span>:<text:span text:style-name="T39">maxLength</text:span> <text:span text:style-name="T48">value</text:span>="100"/&gt;</text:p>
            <text:p text:style-name="P119"><text:s text:c="24"/>&lt;/<text:span text:style-name="T135">xs</text:span>:<text:span text:style-name="T39">restriction</text:span>&gt;</text:p>
            <text:p text:style-name="P119"><text:s text:c="21"/>&lt;/<text:span text:style-name="T135">xs</text:span>:<text:span text:style-name="T39">simpleType</text:span>&gt;</text:p>
            <text:p text:style-name="P120"><text:span text:style-name="T145"><text:s text:c="18"/>&lt;/</text:span><text:span text:style-name="T136">xs</text:span><text:span text:style-name="T145">:</text:span><text:span text:style-name="T41">attribute</text:span><text:span text:style-name="T145">&gt;</text:span></text:p>
            <text:p text:style-name="P120"/>
            <text:p text:style-name="P119"><text:span text:style-name="T65"><text:s text:c="18"/></text:span><text:span text:style-name="T144">&lt;!-- The value of the property --&gt;</text:span><text:span text:style-name="T65"> </text:span></text:p>
            <text:p text:style-name="P119"><text:span text:style-name="T65"><text:s text:c="18"/>&lt;</text:span><text:span text:style-name="T131">xs</text:span><text:span text:style-name="T65">:</text:span><text:span text:style-name="T37">attribute</text:span><text:span text:style-name="T65"> name="Value" </text:span><text:span text:style-name="T46">type</text:span><text:span text:style-name="T65">="</text:span><text:span text:style-name="T131">xs</text:span><text:span text:style-name="T65">:string" </text:span><text:span text:style-name="T46">use</text:span><text:span text:style-name="T65">="required"/&gt; </text:span></text:p>
            <text:p text:style-name="P122"/>
            <text:p text:style-name="P119"><text:span text:style-name="T65"><text:s text:c="18"/></text:span><text:span text:style-name="T144">&lt;!-- By default values are read-only but they may be <text:s/>declared as read/writable as well --&gt; </text:span></text:p>
            <text:p text:style-name="P119"><text:span text:style-name="T65"><text:s text:c="18"/>&lt;</text:span><text:span text:style-name="T131">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1">xs</text:span><text:span text:style-name="T65">:boolean" </text:span><text:span text:style-name="T46">use</text:span><text:span text:style-name="T65">="optional"/&gt; </text:span></text:p>
            <text:p text:style-name="P122"/>
            <text:p text:style-name="P119"><text:span text:style-name="T65"><text:s text:c="15"/>&lt;/</text:span><text:span text:style-name="T131">xs</text:span><text:span text:style-name="T65">:</text:span><text:span text:style-name="T37">complexType</text:span><text:span text:style-name="T65">&gt; </text:span></text:p>
            <text:p text:style-name="P119"><text:span text:style-name="T65"><text:s text:c="12"/>&lt;/</text:span><text:span text:style-name="T131">xs</text:span><text:span text:style-name="T65">:</text:span><text:span text:style-name="T37">element</text:span><text:span text:style-name="T65">&gt; </text:span></text:p>
            <text:p text:style-name="P119"><text:span text:style-name="T65"><text:s text:c="9"/>&lt;/</text:span><text:span text:style-name="T131">xs</text:span><text:span text:style-name="T65">:</text:span><text:span text:style-name="T37">sequence</text:span><text:span text:style-name="T65">&gt; </text:span></text:p>
            <text:p text:style-name="P122"/>
            <text:p text:style-name="P119"><text:span text:style-name="T65"><text:s text:c="5"/></text:span><text:span text:style-name="T144"><text:s text:c="4"/>&lt;!-- Extension type <text:s/>--&gt; </text:span></text:p>
            <text:p text:style-name="P119"><text:span text:style-name="T65"><text:s text:c="9"/>&lt;</text:span><text:span text:style-name="T131">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1">xs</text:span><text:span text:style-name="T65">:anyURI" </text:span><text:span text:style-name="T46">use</text:span><text:span text:style-name="T65">="required"/&gt; </text:span></text:p>
            <text:p text:style-name="P122"/>
            <text:p text:style-name="P119"><text:span text:style-name="T65"><text:s text:c="9"/></text:span><text:span text:style-name="T144">&lt;!-- MAC (Message Authentication Code) --&gt; </text:span></text:p>
            <text:p text:style-name="P119"><text:span text:style-name="T65"><text:s text:c="9"/>&lt;</text:span><text:span text:style-name="T131">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1">xs</text:span><text:span text:style-name="T65">:base64Binary" </text:span><text:span text:style-name="T46">use</text:span><text:span text:style-name="T65">="required"/&gt; </text:span></text:p>
            <text:p text:style-name="P122"/>
            <text:p text:style-name="P119"><text:span text:style-name="T65"><text:s text:c="6"/>&lt;/</text:span><text:span text:style-name="T131">xs</text:span><text:span text:style-name="T65">:</text:span><text:span text:style-name="T37">complexType</text:span><text:span text:style-name="T65">&gt; </text:span></text:p>
            <text:p text:style-name="P123"><text:span text:style-name="CrossRef"><text:span text:style-name="T115"><text:s text:c="3"/>&lt;/</text:span></text:span><text:span text:style-name="CrossRef"><text:span text:style-name="T132">xs</text:span></text:span><text:span text:style-name="CrossRef"><text:span text:style-name="T115">:</text:span></text:span><text:span text:style-name="CrossRef"><text:span text:style-name="T38">element</text:span></text:span><text:span text:style-name="CrossRef"><text:span text:style-name="T115">&gt;</text:span></text:span></text:p>
          </table:table-cell>
        </table:table-row>
      </table:table>
      <text:p text:style-name="P116"/>
      <text:p text:style-name="P115"><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37680491" text:style-name="L3">
        <text:list-item>
          <text:p text:style-name="P166"><text:span text:style-name="T65">Each </text:span><text:span text:style-name="T108">Property</text:span><text:span text:style-name="T65">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38173015" text:continue-numbering="true" text:style-name="L3">
        <text:list-header>
          <text:p text:style-name="P167"><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8">The resulting <text:span text:style-name="T108">Property</text:span><text:span text:style-name="T65"> </text:span>objects are <text:span text:style-name="T2">concatenated</text:span> in the order they occur in the <text:span text:style-name="T108">PropertyBag</text:span></text:p>
        </text:list-item>
      </text:list>
      <text:p text:style-name="P117">Note that there are no delimiters added between attributes or objects. <text:s/>The assembled blob holds the actual <text:span text:style-name="CrossRef"><text:reference-ref text:reference-format="text" text:ref-name="extensiondata">ExtensionData</text:reference-ref></text:span>.</text:p>
      <text:p text:style-name="P117">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0"><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Extension</text:span><text:span text:style-name="T121"> </text:span><text:span text:style-name="T44">Type</text:span><text:span text:style-name="T121">=</text:span>"http://schemas.xmlsoap.org/ws/2005/05/identity"</text:p>
            <text:p text:style-name="Standard"><text:span text:style-name="T44"><text:s text:c="27"/>MAC</text:span><text:span text:style-name="T121">="UMRljeXFd … CrcqcGkI1="&gt;IiBlbmHVy85cZS ... <text:s/>B4bWxuczd3dy53My5vc&lt;/</text:span><text:span text:style-name="T35">Extension</text:span><text:span text:style-name="T121">&gt;</text:span></text:p>
            <text:p text:style-name="Standard"><text:span text:style-name="T121"><text:s text:c="3"/>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52"/>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7rcqcGkI="&gt;vInt09Esmg94v … YU3tgIdhcNNby&lt;/</text:span><text:span text:style-name="T35">SymmetricKey</text:span><text:span text:style-name="T121">&gt;<text:line-break/> <text:s text:c="7"/>&lt;</text:span><text:span text:style-name="T35">PropertyBag</text:span><text:span text:style-name="T121"> </text:span><text:span text:style-name="T44">Type</text:span><text:span text:style-name="T121">=</text:span>"http://xmlns.webpki.org/keygen2/1.0#provider.ietf-hotp"</text:p>
            <text:p text:style-name="Standard"><text:span text:style-name="T121"><text:s text:c="31"/></text:span><text:span text:style-name="T44">MAC</text:span><text:span text:style-name="T121">="jIOHDgwI4dO7Kzs … uEH8MtykIS46JfiJ3N="&gt;</text:span></text:p>
            <text:p text:style-name="Standard"><text:span text:style-name="T121"><text:s text:c="12"/>&lt;</text:span><text:span text:style-name="T35">Property</text:span><text:span text:style-name="T121"> </text:span><text:span text:style-name="T44">Name</text:span><text:span text:style-name="T121">="Counter" </text:span><text:span text:style-name="T44">Value</text:span><text:span text:style-name="T121">="0" </text:span><text:span text:style-name="T44">Writable</text:span><text:span text:style-name="T121">="true"/&gt;</text:span></text:p>
            <text:p text:style-name="Standard"><text:span text:style-name="T121"><text:s text:c="12"/>&lt;</text:span><text:span text:style-name="T35">Property</text:span><text:span text:style-name="T121"> </text:span><text:span text:style-name="T44">Name</text:span><text:span text:style-name="T121">="Digits" </text:span><text:span text:style-name="T44">Value</text:span><text:span text:style-name="T121">="8"/&gt;</text:span></text:p>
            <text:p text:style-name="Standard"><text:span text:style-name="T121"><text:s text:c="8"/>&lt;/</text:span><text:span text:style-name="T35">PropertyBag</text:span><text:span text:style-name="T121">&gt;</text:span></text:p>
            <text:p text:style-name="Standard"><text:span text:style-name="T121"><text:s text:c="8"/>&lt;</text:span><text:span text:style-name="T35">Logotype</text:span><text:span text:style-name="T121"> </text:span><text:span text:style-name="T44">MIMEType</text:span><text:span text:style-name="T121">="image/png" </text:span></text:p>
            <text:p text:style-name="Standard"><text:span text:style-name="T121"><text:s text:c="26"/></text:span><text:span text:style-name="T44">Type</text:span><text:span text:style-name="T121">=</text:span>"http://xmlns.webpki.org/keygen2/1.0#logotype.application"</text:p>
            <text:p text:style-name="Standard"><text:span text:style-name="T121"><text:s text:c="26"/></text:span><text:span text:style-name="T44">MAC</text:span><text:span text:style-name="T121">="+crSq5fvfx+f … ZmRnhxlj0d="&gt;iAAABKCAIAAACD … tm/AAALjUlEQVRA=&lt;/</text:span><text:span text:style-name="T35">Logotype</text:span><text:span text:style-name="T121">&gt;<text:line-break/> <text:s text:c="2"/>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Standard"><text:span text:style-name="T121">A </text:span><text:span text:style-name="CrossRef"><text:span text:style-name="T91"><text:reference-ref text:reference-format="text" text:ref-name="hotp">HOTP</text:reference-ref></text:span></text:span><text:span text:style-name="T121"> application would preferably also make the corresponding </text:span><text:span text:style-name="CrossRef"><text:span text:style-name="T91"><text:reference-ref text:reference-format="text" text:ref-name="keyinitreq-sym">KeyCreationRequest</text:reference-ref></text:span></text:span><text:span text:style-name="T121"> operation include an endorsement algorithm definition</text:span>.</text:p>
      <text:h text:style-name="P172"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4"><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4"><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ve generated or have a backup of.</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restorePrivateKey</text:span>.</text:p>
      <text:p text:style-name="P51"/>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PrivateKey </text:span><text:span text:style-name="T44">MAC</text:span><text:span text:style-name="T121">="umZCjxSl1zX … CrcqcGkIv4Ki="&gt;cVyZSIiBlbmH ... <text:s/>uczpkcB4bWx3dy53&lt;/</text:span><text:span text:style-name="T35">PrivateKey</text:span><text:span text:style-name="T121">&gt;</text:span></text:p>
            <text:p text:style-name="Standard"><text:span text:style-name="T121"><text:s text:c="3"/> &lt;/</text:span><text:span text:style-name="T35">CertficatePath</text:span><text:span text:style-name="T121">&gt;<text:line-break/> </text:span></text:p>
            <text:p text:style-name="P85"><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2">restorePrivateKey</text:span> is executed over a networked protocol such as <text:span text:style-name="CrossRef"><text:span text:style-name="T91"><text:reference-ref text:reference-format="text" text:ref-name="keygen2">KeyGen2</text:reference-ref></text:span></text:span> (rather than<text:line-break/>locally), it is <text:span text:style-name="T51">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72"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41"/>
      <text:p text:style-name="P41"/>
      <text:p text:style-name="P41"/>
      <text:p text:style-name="P41"/>
      <text:p text:style-name="P55">Continued on the next page...</text:p>
      <text:p text:style-name="P110">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0"><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3"><text:span text:style-name="T121"><text:s/>  <text:s/>&lt;</text:span><text:span text:style-name="T35">Dele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3"/>
            <text:p text:style-name="P85"><text:span text:style-name="T120">&lt;/</text:span><text:span text:style-name="T40">ProvisioningFinalizationRequest</text:span><text:span text:style-name="T120">&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37681383" text:style-name="L4">
        <text:list-item>
          <text:p text:style-name="P156"><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56"><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56"><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56"><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72"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0"><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0"><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4"><text:span text:style-name="T121"><text:s/>  <text:s/>&lt;</text:span><text:span text:style-name="T35">Unlock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3"/>
            <text:p text:style-name="P85"><text:span text:style-name="T120">&lt;/</text:span><text:span text:style-name="T40">ProvisioningFinalizationRequest</text:span><text:span text:style-name="T120">&gt;</text:span></text:p>
          </table:table-cell>
        </table:table-row>
      </table:table>
      <text:p text:style-name="Text_20_body"/>
      <text:p text:style-name="P49"><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72"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0"><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40"><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9"><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9"><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41"/>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2"><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Upda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9"><text:span text:style-name="T124"><text:s/>   &lt;/</text:span><text:span text:style-name="T36">CertficatePath</text:span><text:span text:style-name="T124">&gt;<text:line-break/></text:span></text:p>
            <text:p text:style-name="P85"><text:span text:style-name="T120">&lt;/</text:span><text:span text:style-name="T40">ProvisioningFinalizationRequest</text:span><text:span text:style-name="T120">&gt;</text:span></text:p>
          </table:table-cell>
        </table:table-row>
      </table:table>
      <text:p text:style-name="Text_20_body"/>
      <text:p text:style-name="P49"><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9"><text:span text:style-name="T105">KeyHandle</text:span><text:span text:style-name="T59"> is the handle associated with </text:span><text:span text:style-name="T105">CertficatePath</text:span><text:span text:style-name="T59">.</text:span></text:p>
      <text:h text:style-name="P172"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0"><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40"><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1"><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CloneKeyProtection</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9"><text:span text:style-name="T124"><text:s/>   &lt;/</text:span><text:span text:style-name="T36">CertficatePath</text:span><text:span text:style-name="T124">&gt;<text:line-break/></text:span></text:p>
            <text:p text:style-name="P85"><text:span text:style-name="T120">&lt;/</text:span><text:span text:style-name="T40">ProvisioningFinalizationRequest</text:span><text:span text:style-name="T120">&gt;</text:span></text:p>
          </table:table-cell>
        </table:table-row>
      </table:table>
      <text:p text:style-name="Text_20_body"/>
      <text:p text:style-name="P49"><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9"><text:span text:style-name="T105">KeyHandle</text:span><text:span text:style-name="T59"> is the handle associated with </text:span><text:span text:style-name="T105">CertficatePath</text:span><text:span text:style-name="T59">.</text:span></text:p>
      <text:h text:style-name="P172"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9"/>
      <text:p text:style-name="P49"><text:span text:style-name="T109">enumerateKeys</text:span> enumerate keys for <text:span text:style-name="T2">closed</text:span> provisioning sessions. <text:s/>Closed provisioning session means that the key is ready for usage by <text:span text:style-name="T2">applications</text:span>.</text:p>
      <text:p text:style-name="P49">The input <text:span text:style-name="T105">KeyHandle</text:span><text:span text:style-name="T65"> </text:span><text:span text:style-name="T70">must</text:span><text:span text:style-name="T65"> initially be set to 0 to start an enumeration round.</text:span></text:p>
      <text:p text:style-name="P49"><text:span text:style-name="T65">Succeeding calls </text:span><text:span text:style-name="T70">must</text:span><text:span text:style-name="T65"> use the output </text:span><text:span text:style-name="T105">KeyHandle</text:span><text:span text:style-name="T65"> as input to the next call.</text:span></text:p>
      <text:p text:style-name="P72"><text:span text:style-name="T65">When </text:span><text:span text:style-name="T105">enumerateKeys</text:span><text:span text:style-name="T59"> returns with a </text:span><text:span text:style-name="T105">KeyHandle</text:span><text:span text:style-name="T59"> = 0 there are no more key objects to read.</text:span></text:p>
      <text:h text:style-name="P172"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3">Extension </text:span><text:span text:style-name="T106">Type</text:span><text:span text:style-name="T143"> URI.</text:span> <text:s/><text:span text:style-name="T2">Repeated</text:span> object</text:p>
          </table:table-cell>
          <table:covered-table-cell/>
        </table:table-row>
      </table:table>
      <text:p text:style-name="P49"/>
      <text:p text:style-name="P49"><text:span text:style-name="T109">getKeyAttributes</text:span> returns attribute data for provisioned keys.</text:p>
      <text:p text:style-name="P49">For asymmetric keys the public key of the <text:span text:style-name="CrossRef"><text:reference-ref text:reference-format="text" text:ref-name="eecert">End-Entity Certificate</text:reference-ref></text:span> signifies RSA or EC.</text:p>
      <text:h text:style-name="P172"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5">See </text:span><text:span text:style-name="CrossRef"><text:span text:style-name="T55"><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ext:p text:style-name="Standard"><text:span text:style-name="T55">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5">Tells if there exists a </text:span><text:span text:style-name="T57">copy</text:span><text:span text:style-name="T55"> of the key. <text:s/>See </text:span><text:span text:style-name="CrossRef"><text:span text:style-name="T55"><text:reference-ref text:reference-format="text" text:ref-name="key.bck.2">KeyBackup</text:reference-ref></text:span></text:span> table on the next page</text:p>
          </table:table-cell>
        </table:table-row>
      </table:table>
      <text:p text:style-name="P49"/>
      <text:p text:style-name="P49"><text:span text:style-name="T109">getKeyProtectionInfo</text:span> returns information about the protection scheme for a key including possible biometric options. <text:s/>In addition, the call retrieves the current protection status for the key.</text:p>
      <text:p text:style-name="P49">Note 1: Fields <text:span text:style-name="T51">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0"><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6">PIN_PROTECTED</text:p>
          </table:table-cell>
          <table:table-cell table:style-name="Table57.A2" office:value-type="string">
            <text:p text:style-name="P99">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6">PUK_PROTECTED</text:p>
          </table:table-cell>
          <table:table-cell table:style-name="Table57.A2" office:value-type="string">
            <text:p text:style-name="P99">0x02</text:p>
          </table:table-cell>
          <table:table-cell table:style-name="Table57.C2" office:value-type="string">
            <text:p text:style-name="Standard">The key is protected by a local PUK policy object. <text:s/>This bit <text:span text:style-name="T93">must</text:span> be <text:span text:style-name="T2">combined</text:span> with bit <text:span text:style-name="T102">PIN_PROTECTED</text:span></text:p>
          </table:table-cell>
        </table:table-row>
        <table:table-row table:style-name="Table57.2">
          <table:table-cell table:style-name="Table57.A2" office:value-type="string">
            <text:p text:style-name="P96">PIN_BLOCKED</text:p>
          </table:table-cell>
          <table:table-cell table:style-name="Table57.A2" office:value-type="string">
            <text:p text:style-name="P99">0x04</text:p>
          </table:table-cell>
          <table:table-cell table:style-name="Table57.C2" office:value-type="string">
            <text:p text:style-name="Standard">The key has locked-up due to PIN errors.<text:span text:style-name="T99"> <text:s/>This bit </text:span><text:span text:style-name="T93">must</text:span><text:span text:style-name="T50"> </text:span>be <text:span text:style-name="T2">combined</text:span> with bit <text:span text:style-name="T102">PIN_PROTECTED</text:span></text:p>
          </table:table-cell>
        </table:table-row>
        <table:table-row table:style-name="Table57.2">
          <table:table-cell table:style-name="Table57.A2" office:value-type="string">
            <text:p text:style-name="P96">PUK_BLOCKED</text:p>
          </table:table-cell>
          <table:table-cell table:style-name="Table57.A2" office:value-type="string">
            <text:p text:style-name="P99">0x08</text:p>
          </table:table-cell>
          <table:table-cell table:style-name="Table57.C2" office:value-type="string">
            <text:p text:style-name="Standard">The key has locked-up due to PUK errors.<text:span text:style-name="T99"> <text:s/>This bit </text:span><text:span text:style-name="T93">must</text:span><text:span text:style-name="T50"> </text:span>be <text:span text:style-name="T2">combined</text:span> with bit <text:span text:style-name="T102">PUK_PROTECTED</text:span></text:p>
          </table:table-cell>
        </table:table-row>
        <table:table-row table:style-name="Table57.2">
          <table:table-cell table:style-name="Table57.A2" office:value-type="string">
            <text:p text:style-name="P96">DEVICE_PIN</text:p>
          </table:table-cell>
          <table:table-cell table:style-name="Table57.A2" office:value-type="string">
            <text:p text:style-name="P99">0x10</text:p>
          </table:table-cell>
          <table:table-cell table:style-name="Table57.C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3">If all bits are zero the key is not PIN protected.</text:p>
      <text:p text:style-name="Standard"><text:span text:style-name="T59"><text:line-break/>The following table illustrates how the </text:span><text:reference-mark-start text:name="key.bck.2"/><text:span text:style-name="T105">KeyBackup</text:span><text:reference-mark-end text:name="key.bck.2"/><text:span text:style-name="T59">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8">SERVER</text:p>
          </table:table-cell>
          <table:table-cell table:style-name="Table112.A2" office:value-type="string">
            <text:p text:style-name="P99">0x01</text:p>
          </table:table-cell>
          <table:table-cell table:style-name="Table112.C2" office:value-type="string">
            <text:p text:style-name="Table_20_Contents"><text:span text:style-name="T55">The SERVER bit </text:span><text:span text:style-name="T51">must</text:span> be set if the key has been supplied through <text:span text:style-name="CrossRef"><text:span text:style-name="T55"><text:reference-ref text:reference-format="text" text:ref-name="restorePrivateKey">restorePrivateKey</text:reference-ref></text:span></text:span> or <text:span text:style-name="CrossRef"><text:span text:style-name="T55"><text:reference-ref text:reference-format="text" text:ref-name="setpiggybacked">setSymmetricKey</text:reference-ref></text:span></text:span></text:p>
          </table:table-cell>
        </table:table-row>
        <table:table-row table:style-name="Table112.3">
          <table:table-cell table:style-name="Table112.A2" office:value-type="string">
            <text:p text:style-name="P98">LOCAL</text:p>
          </table:table-cell>
          <table:table-cell table:style-name="Table112.A2" office:value-type="string">
            <text:p text:style-name="P99">0x02</text:p>
          </table:table-cell>
          <table:table-cell table:style-name="Table112.C2" office:value-type="string">
            <text:p text:style-name="Table_20_Contents"><text:span text:style-name="T55">The LOCAL bit </text:span><text:span text:style-name="T51">must</text:span> be set if the key has been subject to an <text:span text:style-name="CrossRef"><text:span text:style-name="T55"><text:reference-ref text:reference-format="text" text:ref-name="exportkey">exportKey</text:reference-ref></text:span></text:span> operation</text:p>
          </table:table-cell>
        </table:table-row>
      </table:table>
      <text:p text:style-name="Text_20_body"/>
      <text:p text:style-name="P53"/>
      <text:h text:style-name="P172"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3">Type URI.</text:span><text:span text:style-name="T142">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5"><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9"/>
      <text:p text:style-name="P49"><text:span text:style-name="T109">getExtension</text:span> returns a typed extension object associated with a key.</text:p>
      <text:p text:style-name="P49">Note that encrypted extensions are decrypted during provisioning.</text:p>
      <text:p text:style-name="P49">If the extension is intended to be consumed by the SKS, <text:span text:style-name="T108">ExtensionData</text:span> <text:span text:style-name="T51">must</text:span> be returned as a zero-length array.</text:p>
      <text:h text:style-name="P172"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9"><text:span text:style-name="T108">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9"><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9">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72"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09">deleteKey</text:span> removes a key from the <text:span text:style-name="CrossRef"><text:reference-ref text:reference-format="text" text:ref-name="cred.db">Credential Database</text:reference-ref></text:span>.</text:p>
      <text:p text:style-name="P49">If the key is the last belonging to a provisioning session, the session data objects are removed as well.</text:p>
      <text:p text:style-name="P49">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9"><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9"><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72"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9"/>
      <text:p text:style-name="P49"><text:span text:style-name="T109">exportKey</text:span> exports a private or secret key from the <text:span text:style-name="CrossRef"><text:reference-ref text:reference-format="text" text:ref-name="cred.db">Credential Database</text:reference-ref></text:span>.</text:p>
      <text:p text:style-name="P49">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09">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p text:style-name="Text_20_body"><text:span text:style-name="T59">Note that the </text:span><text:span text:style-name="CrossRef"><text:span text:style-name="T91"><text:reference-ref text:reference-format="text" text:ref-name="priv.key.bck">KeyBackup</text:reference-ref></text:span></text:span><text:span text:style-name="T109">.LOCAL</text:span><text:span text:style-name="T74"> flag of the key </text:span><text:span text:style-name="T77">must</text:span><text:span text:style-name="T74"> be set after execution of </text:span><text:span text:style-name="T109">exportKey</text:span><text:span text:style-name="T74">.</text:span></text:p>
      <text:h text:style-name="P172"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09">unlockKey</text:span> re-enables a key that has been locked due to erroneous PIN entries.</text:p>
      <text:p text:style-name="P49">Note that this method only applies to keys that are protected by local PIN and PUK policy objects.</text:p>
      <text:p text:style-name="P49"><text:span text:style-name="T74">Invalid </text:span><text:span text:style-name="T109">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9"><text:span text:style-name="T74">If </text:span><text:span text:style-name="T109">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72"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09">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9"><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9"><text:span text:style-name="T74">If </text:span><text:span text:style-name="T109">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72"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09">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9"><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9"><text:span text:style-name="T74">If </text:span><text:span text:style-name="T109">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72"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7">http://xmlns.webpki.org/keygen2/1.0#algorithm.rsa.none</text:span></text:a><text:span text:style-name="T123">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0">0x00</text:span> || <text:span text:style-name="T110">0x01</text:span> || <text:span text:style-name="T110">PS</text:span> || <text:span text:style-name="T110">0x00</text:span> || <text:span text:style-name="T105">Data</text:span></text:p>
      <text:h text:style-name="P172"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8">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Heading_20_3" text:outline-level="3"/>
      <text:h text:style-name="P172"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90"/>
      <text:h text:style-name="P172"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72"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90"/>
      <text:h text:style-name="P172"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2">updateFirmware</text:span> is an <text:span text:style-name="T2">optional</text:span> method that performs a firmware update operation. <text:s/>The method is only available if the <text:span text:style-name="CrossRef"><text:span text:style-name="T91"><text:reference-ref text:reference-format="text" text:ref-name="upd.url">UpdateURL</text:reference-ref></text:span></text:span><text:span text:style-name="T74"> is non-zero. <text:s text:c="2"/>To perform an update, the SKS management system issues an HTTP GET operation to the service pointed out by </text:span><text:span text:style-name="CrossRef"><text:span text:style-name="T91"><text:reference-ref text:reference-format="text" text:ref-name="upd.url">UpdateURL</text:reference-ref></text:span></text:span><text:span text:style-name="T74">.</text:span> <text:s/>If the service returns a content of zero length, the SKS device is assumed to be up‑to‑date, else <text:span text:style-name="T109">updateFirmware</text:span> should be called with the content in <text:span text:style-name="T109">chunk</text:span>. <text:s/>The return from the call is either a new URL to be used analogous to <text:span text:style-name="CrossRef"><text:span text:style-name="T91"><text:reference-ref text:reference-format="text" text:ref-name="upd.url">UpdateURL</text:reference-ref></text:span></text:span>, or a zero-length string indicating that the update is ready.</text:p>
      <text:p text:style-name="Standard">A conforming update service <text:span text:style-name="T51">must</text:span> use the MIME-type <text:span text:style-name="T109">application/</text:span><text:span text:style-name="Emphasis"><text:span text:style-name="T109">octet</text:span></text:span><text:span text:style-name="T109">-</text:span><text:span text:style-name="Emphasis"><text:span text:style-name="T109">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09">updateFirmware</text:span> method <text:span text:style-name="T51">must</text:span> be implemented in such a way that the SKS container cannot be made non-operable due to network errors or aborted update operations. <text:s/>In addition,<text:line-break/>the SKS container <text:span text:style-name="T51">must</text:span> be able to <text:span text:style-name="T2">securely</text:span> <text:span text:style-name="T2">authenticate</text:span> the update service</text:p>
          </table:table-cell>
        </table:table-row>
      </table:table>
      <text:p text:style-name="Text_20_body"/>
      <text:p text:style-name="Standard">.</text:p>
      <text:p text:style-name="P61"/>
      <text:list xml:id="list37700066" text:style-name="Numbering_20_4">
        <text:list-item>
          <text:h text:style-name="P170" text:outline-level="4"><text:bookmark text:name="__RefHeading__207023_2146041088"/><text:reference-mark-start text:name="kg2.int"/>KeyGen2 Proxy<text:bookmark-end text:name="__RefHeading__207023_2146041088"/><text:reference-mark-end text:name="kg2.int"/></text:h>
        </text:list-item>
      </text:list>
      <text:p text:style-name="P49">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3"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svg:desc>OLE-object</svg:desc></draw:frame></text:p>
      <text:p text:style-name="Standard"/>
      <text:p text:style-name="P49">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5">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6">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6">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4" svg:x1="0.3709in" svg:y1="0.0661in" svg:x2="0.3709in" svg:y2="1.2878in"><text:p/></draw:line></text:p>
          </table:table-cell>
          <table:table-cell table:style-name="Table115.D1" office:value-type="string">
            <text:p text:style-name="P143"><text:span text:style-name="CrossRef"><text:reference-ref text:reference-format="text" text:ref-name="createPUKPolicy">createPUKPolicy</text:reference-ref></text:span> (, <text:span text:style-name="T2">“PUK.1”</text:span><text:span text:style-name="T81">, ...)</text:span></text:p>
          </table:table-cell>
          <table:table-cell table:style-name="Table115.C2" table:number-rows-spanned="4" office:value-type="string">
            <text:p text:style-name="Table_20_Contents"><draw:g text:anchor-type="paragraph" draw:z-index="10" draw:style-name="gr6"><draw:path draw:style-name="gr7" draw:text-style-name="P184" svg:width="0.3067in" svg:height="0.1713in" draw:transform="skewX (0.0720820981073522) rotate (-1.2184143508182) translate (0.11649931622944in 0.502993904768664in)" svg:viewBox="0 0 780 436" svg:d="m0 1270582c245-308 723-136 780 279"><text:p/></draw:path><draw:path draw:style-name="gr7" draw:text-style-name="P184" svg:width="0.3091in" svg:height="0.1717in" draw:transform="skewX (0.068067840827766) rotate (-1.22085781177099) translate (0.124805294688526in 0.139011726358149in)" svg:viewBox="0 0 786 437" svg:d="m0 1261304c247-309 729-137 786 279"><text:p/></draw:path><draw:path draw:style-name="gr7" draw:text-style-name="P184" svg:width="0.5736in" svg:height="0.3949in" draw:transform="skewX (0.138230076757925) rotate (-1.18036617312473) translate (0.256204827054413in 0.527845900801993in)" svg:viewBox="0 0 1458 1004" svg:d="m0 1403028c441-561 1350 22 1458 781"><text:p/></draw:path></draw:g></text:p>
          </table:table-cell>
          <table:covered-table-cell/>
          <table:table-cell table:style-name="Table115.A2" table:number-rows-spanned="4" office:value-type="string">
            <text:p text:style-name="P32"><draw:line text:anchor-type="paragraph" draw:z-index="9" draw:style-name="gr5" draw:text-style-name="P184" svg:x1="0.3862in" svg:y1="0.0555in" svg:x2="0.3862in" svg:y2="1.2571in"><text:p/></draw:line></text:p>
          </table:table-cell>
          <table:table-cell table:style-name="Table115.F2" office:value-type="string">
            <text:p text:style-name="P147">Attested public key <text:span text:style-name="T2">“Key.1”</text:span></text:p>
          </table:table-cell>
        </table:table-row>
        <table:table-row table:style-name="Table115.2">
          <table:covered-table-cell/>
          <table:table-cell table:style-name="Table115.D1" office:value-type="string">
            <text:p text:style-name="P144"><text:span text:style-name="CrossRef"><text:reference-ref text:reference-format="text" text:ref-name="createPINPolicy">createPINPolicy</text:reference-ref></text:span><text:span text:style-name="T81"> (, </text:span><text:span text:style-name="T80">“PIN.1”</text:span><text:span text:style-name="T81">, ...)</text:span></text:p>
          </table:table-cell>
          <table:covered-table-cell/>
          <table:covered-table-cell/>
          <table:covered-table-cell/>
          <table:table-cell table:style-name="Table115.F2" office:value-type="string">
            <text:p text:style-name="P148">Attested public key <text:span text:style-name="T2">“Key.2”</text:span></text:p>
          </table:table-cell>
        </table:table-row>
        <table:table-row table:style-name="Table115.4">
          <table:covered-table-cell/>
          <table:table-cell table:style-name="Table115.D1" office:value-type="string">
            <text:p text:style-name="P145"><text:span text:style-name="CrossRef"><text:reference-ref text:reference-format="text" text:ref-name="createKeyPair">createKeyEntry</text:reference-ref></text:span> (<text:span text:style-name="T81">, </text:span><text:span text:style-name="T80">“Key.1”</text:span><text:span text:style-name="T81">, …)</text:span></text:p>
          </table:table-cell>
          <table:covered-table-cell/>
          <table:covered-table-cell/>
          <table:covered-table-cell/>
          <table:table-cell table:style-name="Table115.C2" table:number-rows-spanned="2" office:value-type="string">
            <text:p text:style-name="P149"/>
          </table:table-cell>
        </table:table-row>
        <table:table-row table:style-name="Table115.2">
          <table:covered-table-cell/>
          <table:table-cell table:style-name="Table115.B5" office:value-type="string">
            <text:p text:style-name="P146"><text:span text:style-name="CrossRef"><text:reference-ref text:reference-format="text" text:ref-name="createKeyPair">createKeyEntry</text:reference-ref></text:span> (<text:span text:style-name="T81">, </text:span><text:span text:style-name="T80">“Key.2”</text:span><text:span text:style-name="T81">,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8157976" text:continue-numbering="true" text:style-name="Numbering_20_4">
        <text:list-item>
          <text:h text:style-name="P170"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1"><text:span text:style-name="T102">ProvisioningHandle</text:span><text:span text:style-name="T81">, ...</text:span> = <text:span text:style-name="CrossRef"><text:reference-ref text:reference-format="text" text:ref-name="createProvisioningSession">createProvisioningSession</text:reference-ref></text:span> (…)</text:p>
      <text:p text:style-name="P112"><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12"><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12"><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13">External certification of the generated public key happens here...</text:p>
      <text:p text:style-name="P111"><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12"><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8">If keys are to be created entirely locally, this requires local software emulation of an issuer.</text:p>
      <text:p text:style-name="P58"/>
      <text:list xml:id="list38174245"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list xml:id="list38182349" text:continue-numbering="true" text:style-name="Numbering_20_4">
        <text:list-item>
          <text:h text:style-name="P170"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1">&lt;</text:span><text:span text:style-name="T35">CredentialDiscoveryRequest</text:span><text:span text:style-name="T12">  </text:span><text:span text:style-name="T122">…</text:span><text:span text:style-name="T121"> <text:s/>&gt;<text:line-break/></text:span></text:p>
            <text:p text:style-name="P79"><text:span text:style-name="T121">    &lt;</text:span><text:span text:style-name="T35">LookupSpecifier</text:span><text:span text:style-name="T121"> </text:span><text:span text:style-name="T44">ID</text:span><text:span text:style-name="T121">="Lookup.1" </text:span><text:span text:style-name="T44">Nonce</text:span><text:span text:style-name="T121">="nSgmg4cznqE ... WrH2421w9SYA="&gt;<text:line-break/> <text:s text:c="3"/>    &lt;</text:span><text:span text:style-name="T35">SearchFilter</text:span><text:span text:style-name="T121"> </text:span><text:span text:style-name="T44">Email</text:span><text:span text:style-name="T121">="john.doe@example.com"/&gt;<text:line-break/>        &lt;</text:span><text:span text:style-name="T130">ds</text:span><text:span text:style-name="T121">:</text:span><text:span text:style-name="T35">Signatur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CanonicalizationMethod</text:span><text:span text:style-name="T121"> </text:span><text:span text:style-name="T44">Algorithm</text:span><text:span text:style-name="T121">="http://www.w3.org/2001/10/xml-exc-c14n#"/&gt;<text:line-break/>                &lt;</text:span><text:span text:style-name="T130">ds</text:span><text:span text:style-name="T121">:</text:span><text:span text:style-name="T35">SignatureMethod</text:span><text:span text:style-name="T121"> </text:span><text:span text:style-name="T44">Algorithm</text:span><text:span text:style-name="T121">="http://www.w3.org/2001/04/xmldsig-more#rsa-sha256"/&gt;<text:line-break/>                &lt;</text:span><text:span text:style-name="T130">ds</text:span><text:span text:style-name="T121">:</text:span><text:span text:style-name="T35">Reference</text:span><text:span text:style-name="T121"> </text:span><text:span text:style-name="T44">URI</text:span><text:span text:style-name="T121">="#Lookup.1"&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Transform</text:span><text:span text:style-name="T121"> </text:span><text:span text:style-name="T44">Algorithm</text:span><text:span text:style-name="T121">="http://www.w3.org/2000/09/xmldsig#enveloped-signature"/&gt;<text:line-break/>                        &lt;</text:span><text:span text:style-name="T130">ds</text:span><text:span text:style-name="T121">:</text:span><text:span text:style-name="T35">Transform</text:span><text:span text:style-name="T121"> </text:span><text:span text:style-name="T44">Algorithm</text:span><text:span text:style-name="T121">="http://www.w3.org/2001/10/xml-exc-c14n#"/&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DigestMethod</text:span><text:span text:style-name="T121"> </text:span><text:span text:style-name="T44">Algorithm</text:span><text:span text:style-name="T121">="http://www.w3.org/2001/04/xmlenc#sha256"/&gt;<text:line-break/>                    &lt;</text:span><text:span text:style-name="T130">ds</text:span><text:span text:style-name="T121">:</text:span><text:span text:style-name="T35">DigestValue</text:span><text:span text:style-name="T121">&gt;JBfoi8iBKRyWxXYlTTU1cdyybMTyJr+WDW+qCJdxoGE=&lt;/</text:span><text:span text:style-name="T130">ds</text:span><text:span text:style-name="T121">:</text:span><text:span text:style-name="T35">DigestValue</text:span><text:span text:style-name="T121">&gt;<text:line-break/>                &lt;/</text:span><text:span text:style-name="T130">ds</text:span><text:span text:style-name="T121">:</text:span><text:span text:style-name="T35">Referenc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SignatureValue</text:span><text:span text:style-name="T121">&gt;mSMaH6wChPQRDT... JKrW3n/dL7seGbg==&lt;/</text:span><text:span text:style-name="T130">ds</text:span><text:span text:style-name="T121">:</text:span><text:span text:style-name="T35">SignatureValue</text:span><text:span text:style-name="T121">&gt;<text:line-break/>            &lt;</text:span><text:span text:style-name="T130">ds</text:span><text:span text:style-name="T121">:</text:span><text:span text:style-name="T35">KeyInfo</text:span><text:span text:style-name="T121">&gt;<text:line-break/> <text:s text:c="14"/>&lt;</text:span><text:span text:style-name="T130">ds</text:span><text:span text:style-name="T121">:</text:span><text:span text:style-name="T35">RSAKeyValue</text:span><text:span text:style-name="T121">&gt;<text:line-break/> <text:s text:c="17"/>&lt;</text:span><text:span text:style-name="T130">ds</text:span><text:span text:style-name="T121">:</text:span><text:span text:style-name="T35">Modulus</text:span><text:span text:style-name="T121">&gt;ALhBpUjJK/mSjPAe/ … fXG8z1V3mVDZTBM7eZ&lt;/</text:span><text:span text:style-name="T130">ds</text:span><text:span text:style-name="T121">:</text:span><text:span text:style-name="T35">Modulus</text:span><text:span text:style-name="T121">&gt;<text:line-break/> <text:s text:c="17"/>&lt;</text:span><text:span text:style-name="T130">ds</text:span><text:span text:style-name="T121">:</text:span><text:span text:style-name="T35">Exponent</text:span><text:span text:style-name="T121">&gt;AQAB&lt;/</text:span><text:span text:style-name="T130">ds</text:span><text:span text:style-name="T121">:</text:span><text:span text:style-name="T35">Exponent</text:span><text:span text:style-name="T121">&gt;<text:line-break/> <text:s text:c="14"/>&lt;/</text:span><text:span text:style-name="T130">ds</text:span><text:span text:style-name="T121">:</text:span><text:span text:style-name="T35">RSAKeyValue</text:span><text:span text:style-name="T121">&gt;</text:span></text:p>
            <text:p text:style-name="P79"><text:span text:style-name="T121">            &lt;/</text:span><text:span text:style-name="T130">ds</text:span><text:span text:style-name="T121">:</text:span><text:span text:style-name="T35">KeyInfo</text:span><text:span text:style-name="T121">&gt;<text:line-break/>        &lt;/</text:span><text:span text:style-name="T130">ds</text:span><text:span text:style-name="T121">:</text:span><text:span text:style-name="T35">Signature</text:span><text:span text:style-name="T121">&gt;<text:line-break/>    &lt;/</text:span><text:span text:style-name="T35">LookupSpecifier</text:span><text:span text:style-name="T121">&gt;<text:line-break/></text:span></text:p>
            <text:p text:style-name="Standard"><text:span text:style-name="T121">&lt;/</text:span><text:span text:style-name="T35">CredentialDiscoveryRequest</text:span><text:span text:style-name="T121">&gt;</text:span></text:p>
          </table:table-cell>
        </table:table-row>
      </table:table>
      <text:p text:style-name="Text_20_body"/>
      <text:p text:style-name="Standard">The example works as follows:<text:line-break/></text:p>
      <text:list xml:id="list37687736" text:style-name="L5">
        <text:list-item>
          <text:p text:style-name="P183">Verify that the <text:span text:style-name="T109">Signature</text:span> is <text:span text:style-name="T2">technically</text:span> valid. <text:s/>Note that the actual issuer is <text:span text:style-name="T2">ignored</text:span> since an SKS has no opinion about what issuers are trustworthy or not.</text:p>
        </text:list-item>
        <text:list-item>
          <text:p text:style-name="P183">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3">Enumerate all sessions having a <text:span text:style-name="CrossRef"><text:reference-ref text:reference-format="text" text:ref-name="key.mgr.key">KeyManagementKey</text:reference-ref></text:span> matching the public key of the <text:span text:style-name="T109">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8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3">Collect the keys from step #4 that also feature the e-mail addresss <text:span text:style-name="T141">"</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8158755" text:continue-list="list38182349" text:style-name="Numbering_20_4">
        <text:list-item>
          <text:h text:style-name="P170" text:outline-level="4"><text:bookmark text:name="__RefHeading__15353_972012461"/><text:reference-mark-start text:name="sec.cons"/>Security Considerations<text:bookmark-end text:name="__RefHeading__15353_972012461"/><text:reference-mark-end text:name="sec.cons"/></text:h>
        </text:list-item>
      </text:list>
      <text:p text:style-name="P50">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0">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0">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0">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50">There is no protection against DoS (Denial of Service) attacks on SKS storage space due to malicious middleware.</text:p>
      <text:p text:style-name="P50">SKS does not have any built-in policy, it is up to the individual<text:span text:style-name="T2"> issuer</text:span> deciding about suitable key protections options, key sizes, and private key imports.</text:p>
      <text:p text:style-name="P50"/>
      <text:list xml:id="list3815543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0">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7"></text:span></text:p>
      <text:p text:style-name="P50">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list xml:id="list38161189" text:continue-numbering="true" text:style-name="Numbering_20_4">
        <text:list-item>
          <text:h text:style-name="P171"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6"><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4"><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4"><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4"><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4"><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38164337" text:continue-numbering="true" text:style-name="Numbering_20_4">
        <text:list-item>
          <text:h text:style-name="P170"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7688142" text:style-name="L6">
        <text:list-item>
          <text:p text:style-name="P157"><text:span text:style-name="T2">CT-KIP by RSA Security</text:span>: KeyGen2 format and basic operation</text:p>
        </text:list-item>
        <text:list-item>
          <text:p text:style-name="P157"><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7"><text:span text:style-name="T2">SCP80 by GlobalPlatform</text:span>: Secure messaging including “rolling MACs”</text:p>
        </text:list-item>
        <text:list-item>
          <text:p text:style-name="P157"><text:span text:style-name="T2">CertEnroll by Microsoft</text:span>: Processes</text:p>
        </text:list-item>
      </text:list>
      <text:p text:style-name="P126">There is also a bunch of individuals that have been instrumental for the creation of SKS. <text:s/>I need to check who would accept to be mentioned :-)</text:p>
      <text:p text:style-name="P126">KeyGen2 is an “homage” to Netscape Communications Corp. who created the first on-line provisioning system called KeyGen.</text:p>
      <text:p text:style-name="Text_20_body"/>
      <text:list xml:id="list38185004" text:continue-list="list38164337"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8168343"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7702294" text:style-name="L7">
        <text:list-item>
          <text:p text:style-name="P158">Investigating “physical presence” GPIO options</text:p>
        </text:list-item>
        <text:list-item>
          <text:p text:style-name="P158">Language check</text:p>
        </text:list-item>
        <text:list-item>
          <text:p text:style-name="P158">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3, WebPKI.org, 2011-11-20<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94</meta:editing-cycles>
    <meta:editing-duration>PT27H32M43S</meta:editing-duration>
    <dc:title>Secure Key Store - API and Architecture</dc:title>
    <dc:date>2011-11-20T18:04:28.32</dc:date>
    <dc:creator>Anders Rundgren</dc:creator>
    <meta:document-statistic meta:table-count="119" meta:image-count="0" meta:object-count="5" meta:page-count="72" meta:paragraph-count="2273" meta:word-count="15134" meta:character-count="10960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